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0"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1.781cm" svg:x="6.683cm" svg:y="0cm" draw:caption-point-x="-0.61cm" draw:caption-point-y="0.465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0.462cm" draw:caption-point-x="-0.61cm" draw:caption-point-y="0.468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1.828cm" draw:caption-point-x="-0.61cm" draw:caption-point-y="0.468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2.283cm" draw:caption-point-x="-0.61cm" draw:caption-point-y="0.468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2.283cm" draw:caption-point-x="-0.61cm" draw:caption-point-y="0.468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2.899cm" svg:height="0.596cm" svg:x="6.683cm" svg:y="1.24cm" draw:caption-point-x="-0.61cm" draw:caption-point-y="1.511cm">
              <dc:creator>AŠ</dc:creator>
              <dc:date>2011-04-13T00:00:00</dc:date>
              <text:p text:style-name="P2">Collector T2 x 2</text:p>
            </office:annotation>
            <text:p>zetium cost</text:p>
          </table:table-cell>
          <table:table-cell table:number-matrix-columns-spanned="10" table:number-matrix-rows-spanned="1" table:formula="of:=[.C24:.L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2">
            <text:p>2,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2.283cm" draw:caption-point-x="-0.61cm" draw:caption-point-y="0.468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2.283cm" draw:caption-point-x="-0.61cm" draw:caption-point-y="0.468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8.349cm" svg:height="1.781cm" svg:x="6.683cm" svg:y="2.283cm" draw:caption-point-x="-0.61cm" draw:caption-point-y="0.468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2.283cm" draw:caption-point-x="-0.61cm" draw:caption-point-y="0.468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2.749cm" draw:caption-point-x="-0.61cm" draw:caption-point-y="0.468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3.204cm" draw:caption-point-x="-0.61cm" draw:caption-point-y="0.468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3.659cm" draw:caption-point-x="-0.61cm" draw:caption-point-y="0.468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4.114cm" draw:caption-point-x="-0.61cm" draw:caption-point-y="0.468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4.569cm" draw:caption-point-x="-0.61cm" draw:caption-point-y="0.468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5.024cm" draw:caption-point-x="-0.61cm" draw:caption-point-y="0.468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5.024cm" draw:caption-point-x="-0.61cm" draw:caption-point-y="0.468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5.024cm" draw:caption-point-x="-0.61cm" draw:caption-point-y="0.468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5.024cm" draw:caption-point-x="-0.61cm" draw:caption-point-y="0.468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5.024cm" draw:caption-point-x="-0.61cm" draw:caption-point-y="0.468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5.024cm" draw:caption-point-x="-0.61cm" draw:caption-point-y="0.468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5.024cm" draw:caption-point-x="-0.61cm" draw:caption-point-y="0.468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5.024cm" draw:caption-point-x="-0.61cm" draw:caption-point-y="0.468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5.024cm" draw:caption-point-x="-0.61cm" draw:caption-point-y="0.468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5.024cm" draw:caption-point-x="-0.61cm" draw:caption-point-y="0.468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5.024cm" draw:caption-point-x="-0.61cm" draw:caption-point-y="0.468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5.024cm" draw:caption-point-x="-0.61cm" draw:caption-point-y="0.468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5.024cm" draw:caption-point-x="-0.61cm" draw:caption-point-y="0.468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5.024cm" draw:caption-point-x="-0.61cm" draw:caption-point-y="0.468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2.899cm" svg:height="1.386cm" svg:x="6.683cm" svg:y="5.024cm" draw:caption-point-x="-0.61cm" draw:caption-point-y="0.468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5.024cm" draw:caption-point-x="-0.61cm" draw:caption-point-y="0.468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5.024cm" draw:caption-point-x="-0.61cm" draw:caption-point-y="0.468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6" draw:text-style-name="P2" svg:width="8.488cm" svg:height="1.781cm" svg:x="6.683cm" svg:y="5.024cm" draw:caption-point-x="-0.61cm" draw:caption-point-y="0.468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6.502cm" svg:height="0.991cm" svg:x="6.683cm" svg:y="5.024cm" draw:caption-point-x="-0.61cm" draw:caption-point-y="0.468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3]" office:value-type="string" office:string-value="B Radar">
            <text:p>B Radar</text:p>
          </table:table-cell>
          <table:table-cell table:style-name="ce15" office:value-type="string">
            <office:annotation draw:style-name="gr3" draw:text-style-name="P2" svg:width="5.487cm" svg:height="0.991cm" svg:x="6.683cm" svg:y="5.024cm" draw:caption-point-x="-0.61cm" draw:caption-point-y="0.468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4]" office:value-type="string" office:string-value="B Radar">
            <text:p>B Radar</text:p>
          </table:table-cell>
          <table:table-cell table:style-name="ce15" office:value-type="string">
            <office:annotation draw:style-name="gr3" draw:text-style-name="P2" svg:width="5.09cm" svg:height="0.991cm" svg:x="6.683cm" svg:y="5.024cm" draw:caption-point-x="-0.61cm" draw:caption-point-y="0.468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visibility="filter">
          <table:table-cell table:formula="of:=[.A85]" office:value-type="string" office:string-value="B Radar">
            <text:p>B Radar</text:p>
          </table:table-cell>
          <table:table-cell table:style-name="ce15" office:value-type="string">
            <office:annotation draw:style-name="gr3" draw:text-style-name="P2" svg:width="4.472cm" svg:height="0.991cm" svg:x="6.683cm" svg:y="5.024cm" draw:caption-point-x="-0.61cm" draw:caption-point-y="0.468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5.024cm" draw:caption-point-x="-0.61cm" draw:caption-point-y="0.468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5" office:value-type="string">
            <office:annotation draw:style-name="gr3" draw:text-style-name="P2" svg:width="7.272cm" svg:height="0.991cm" svg:x="6.683cm" svg:y="5.02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Barracks">
            <text:p>B Barracks</text:p>
          </table:table-cell>
          <table:table-cell table:style-name="ce15" office:value-type="string">
            <office:annotation draw:style-name="gr3" draw:text-style-name="P2" svg:width="5.706cm" svg:height="0.991cm" svg:x="6.683cm" svg:y="5.024cm" draw:caption-point-x="-0.61cm" draw:caption-point-y="0.468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Barracks">
            <text:p>B Barracks</text:p>
          </table:table-cell>
          <table:table-cell table:style-name="ce15" office:value-type="string">
            <office:annotation draw:style-name="gr3" draw:text-style-name="P2" svg:width="5.883cm" svg:height="0.991cm" svg:x="6.683cm" svg:y="5.024cm" draw:caption-point-x="-0.61cm" draw:caption-point-y="0.468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Barracks">
            <text:p>B Barracks</text:p>
          </table:table-cell>
          <table:table-cell table:style-name="ce15" office:value-type="string">
            <office:annotation draw:style-name="gr2" draw:text-style-name="P2" svg:width="7.268cm" svg:height="0.596cm" svg:x="6.683cm" svg:y="5.024cm" draw:caption-point-x="-0.61cm" draw:caption-point-y="0.468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5.024cm" draw:caption-point-x="-0.61cm" draw:caption-point-y="0.468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5.02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5.024cm" draw:caption-point-x="-0.61cm" draw:caption-point-y="0.468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96]*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5.024cm" draw:caption-point-x="-0.61cm" draw:caption-point-y="0.468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97]*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5.024cm" draw:caption-point-x="-0.61cm" draw:caption-point-y="0.468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98]*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5.024cm" draw:caption-point-x="-0.61cm" draw:caption-point-y="0.468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5.02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5.024cm" draw:caption-point-x="-0.61cm" draw:caption-point-y="0.468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5.024cm" draw:caption-point-x="-0.61cm" draw:caption-point-y="0.468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5.024cm" draw:caption-point-x="-0.61cm" draw:caption-point-y="0.468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5.024cm" draw:caption-point-x="-0.61cm" draw:caption-point-y="0.468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5.024cm" draw:caption-point-x="-0.61cm" draw:caption-point-y="0.468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5.024cm" draw:caption-point-x="-0.61cm" draw:caption-point-y="0.468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5.024cm" draw:caption-point-x="-0.61cm" draw:caption-point-y="0.468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5.024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5.024cm" draw:caption-point-x="-0.61cm" draw:caption-point-y="0.468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visibility="filter">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visibility="filter">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4.663cm" svg:height="1.781cm" svg:x="6.683cm" svg:y="5.024cm" draw:caption-point-x="-0.61cm" draw:caption-point-y="0.468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1.4; 6)" office:value-type="float" office:value="8765.84">
            <text:p>8765,84</text:p>
          </table:table-cell>
          <table:table-cell office:value-type="float" office:value="10085.582">
            <text:p>10085,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1.4; 6)" office:value-type="float" office:value="13587.052">
            <text:p>13587,05</text:p>
          </table:table-cell>
          <table:table-cell office:value-type="float" office:value="13856.8396">
            <text:p>13856,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1.4; 6)" office:value-type="float" office:value="876.584">
            <text:p>876,58</text:p>
          </table:table-cell>
          <table:table-cell office:value-type="float" office:value="653.3957">
            <text:p>65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2" draw:text-style-name="P2" svg:width="4.111cm" svg:height="0.596cm" svg:x="6.683cm" svg:y="3.977cm" draw:caption-point-x="-0.61cm" draw:caption-point-y="1.515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7393.25">
            <text:p>27393,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T Healing Center">
            <text:p>T Healing Center</text:p>
          </table:table-cell>
          <table:table-cell table:style-name="ce15"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T Healing Center">
            <text:p>T Healing Center</text:p>
          </table:table-cell>
          <table:table-cell table:style-name="ce15"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7" draw:text-style-name="P2" svg:width="6.611cm" svg:height="2.176cm" svg:x="6.683cm" svg:y="5.019cm" draw:caption-point-x="-0.61cm" draw:caption-point-y="0.473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019cm" draw:caption-point-x="-0.61cm" draw:caption-point-y="0.473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019cm" draw:caption-point-x="-0.61cm" draw:caption-point-y="0.473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019cm" draw:caption-point-x="-0.61cm" draw:caption-point-y="0.473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019cm" draw:caption-point-x="-0.61cm" draw:caption-point-y="0.473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019cm" draw:caption-point-x="-0.61cm" draw:caption-point-y="0.473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5.019cm" draw:caption-point-x="-0.61cm" draw:caption-point-y="0.473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36]" office:value-type="string" office:string-value="T Mex t2">
            <text:p>T Mex t2</text:p>
          </table:table-cell>
          <table:table-cell table:style-name="ce15" office:value-type="string">
            <office:annotation draw:style-name="gr2" draw:text-style-name="P2" svg:width="4.31cm" svg:height="0.596cm" svg:x="6.683cm" svg:y="5.019cm" draw:caption-point-x="-0.61cm" draw:caption-point-y="0.473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37]" office:value-type="string" office:string-value="T Mex t2">
            <text:p>T Mex t2</text:p>
          </table:table-cell>
          <table:table-cell table:style-name="ce15" office:value-type="string">
            <office:annotation draw:style-name="gr2" draw:text-style-name="P2" svg:width="3.824cm" svg:height="0.596cm" svg:x="6.683cm" svg:y="5.019cm" draw:caption-point-x="-0.61cm" draw:caption-point-y="0.473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visibility="filter">
          <table:table-cell table:formula="of:=[.A138]" office:value-type="string" office:string-value="T Mex t2">
            <text:p>T Mex t2</text:p>
          </table:table-cell>
          <table:table-cell table:style-name="ce16" office:value-type="string">
            <office:annotation draw:style-name="gr2" draw:text-style-name="P2" svg:width="3.868cm" svg:height="0.596cm" svg:x="6.683cm" svg:y="5.019cm" draw:caption-point-x="-0.61cm" draw:caption-point-y="0.473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019cm" draw:caption-point-x="-0.61cm" draw:caption-point-y="0.473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visibility="filter">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019cm" draw:caption-point-x="-0.61cm" draw:caption-point-y="0.473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019cm" draw:caption-point-x="-0.61cm" draw:caption-point-y="0.473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44]" office:value-type="string" office:string-value="T SCond. Tech.">
            <text:p>T SCond. Tech.</text:p>
          </table:table-cell>
          <table:table-cell table:style-name="ce16" office:value-type="string">
            <office:annotation draw:style-name="gr8" draw:text-style-name="P2" svg:width="6.5cm" svg:height="1.386cm" svg:x="6.683cm" svg:y="5.019cm" draw:caption-point-x="-0.61cm" draw:caption-point-y="0.473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5.019cm" draw:caption-point-x="-0.61cm" draw:caption-point-y="0.473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5.019cm" draw:caption-point-x="-0.61cm" draw:caption-point-y="0.473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5.019cm" draw:caption-point-x="-0.61cm" draw:caption-point-y="0.473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5.019cm" draw:caption-point-x="-0.61cm" draw:caption-point-y="0.473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5.019cm" draw:caption-point-x="-0.61cm" draw:caption-point-y="0.473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5.019cm" draw:caption-point-x="-0.61cm" draw:caption-point-y="0.473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5.019cm" draw:caption-point-x="-0.61cm" draw:caption-point-y="0.473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5.019cm" draw:caption-point-x="-0.61cm" draw:caption-point-y="0.473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5.019cm" draw:caption-point-x="-0.61cm" draw:caption-point-y="0.473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visibility="filter">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5.019cm" draw:caption-point-x="-0.61cm" draw:caption-point-y="0.473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20">
            <text:p>20,0000</text:p>
          </table:table-cell>
          <table:table-cell table:number-columns-repeated="1011"/>
        </table:table-row>
        <table:table-row table:style-name="ro1" table:visibility="filter">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5.019cm" draw:caption-point-x="-0.61cm" draw:caption-point-y="0.473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5.019cm" draw:caption-point-x="-0.61cm" draw:caption-point-y="0.473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visibility="filter">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5.019cm" draw:caption-point-x="-0.61cm" draw:caption-point-y="0.473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visibility="filter">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7" draw:text-style-name="P2" svg:width="7.074cm" svg:height="2.176cm" svg:x="6.683cm" svg:y="5.019cm" draw:caption-point-x="-0.61cm" draw:caption-point-y="0.473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visibility="filter">
          <table:table-cell table:formula="of:=[.A167]" office:value-type="string" office:string-value="T Powd. Zet.">
            <text:p>T Powd. Zet.</text:p>
          </table:table-cell>
          <table:table-cell table:style-name="ce15" office:value-type="string">
            <office:annotation draw:style-name="gr8" draw:text-style-name="P2" svg:width="6.456cm" svg:height="1.386cm" svg:x="6.683cm" svg:y="5.019cm" draw:caption-point-x="-0.61cm" draw:caption-point-y="0.473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68]" office:value-type="string" office:string-value="T Powd. Zet.">
            <text:p>T Powd. Zet.</text:p>
          </table:table-cell>
          <table:table-cell table:style-name="ce15" office:value-type="string">
            <office:annotation draw:style-name="gr8" draw:text-style-name="P2" svg:width="6.081cm" svg:height="1.386cm" svg:x="6.683cm" svg:y="5.019cm" draw:caption-point-x="-0.61cm" draw:caption-point-y="0.473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69]" office:value-type="string" office:string-value="T Powd. Zet.">
            <text:p>T Powd. Zet.</text:p>
          </table:table-cell>
          <table:table-cell table:style-name="ce16" office:value-type="string">
            <office:annotation draw:style-name="gr7" draw:text-style-name="P2" svg:width="6.125cm" svg:height="2.176cm" svg:x="6.683cm" svg:y="5.019cm" draw:caption-point-x="-0.61cm" draw:caption-point-y="0.473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71]" office:value-type="string" office:string-value="T Powd. Zet.">
            <text:p>T Powd. Zet.</text:p>
          </table:table-cell>
          <table:table-cell table:style-name="ce15" office:value-type="string">
            <office:annotation draw:style-name="gr4" draw:text-style-name="P2" svg:width="2.899cm" svg:height="0.596cm" svg:x="6.683cm" svg:y="5.019cm" draw:caption-point-x="-0.61cm" draw:caption-point-y="0.473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Powd. Zet.">
            <text:p>T Powd. Zet.</text:p>
          </table:table-cell>
          <table:table-cell table:style-name="ce15" office:value-type="string">
            <office:annotation draw:style-name="gr4" draw:text-style-name="P2" svg:width="2.899cm" svg:height="0.596cm" svg:x="6.683cm" svg:y="5.019cm" draw:caption-point-x="-0.61cm" draw:caption-point-y="0.473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5.019cm" draw:caption-point-x="-0.61cm" draw:caption-point-y="0.473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75]" office:value-type="string" office:string-value="T Zex t2">
            <text:p>T Zex t2</text:p>
          </table:table-cell>
          <table:table-cell table:style-name="ce15" office:value-type="string">
            <office:annotation draw:style-name="gr2" draw:text-style-name="P2" svg:width="5.59cm" svg:height="0.596cm" svg:x="6.683cm" svg:y="5.019cm" draw:caption-point-x="-0.61cm" draw:caption-point-y="0.473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visibility="filter">
          <table:table-cell table:formula="of:=[.A176]" office:value-type="string" office:string-value="T Zex t2">
            <text:p>T Zex t2</text:p>
          </table:table-cell>
          <table:table-cell table:style-name="ce15" office:value-type="string">
            <office:annotation draw:style-name="gr2" draw:text-style-name="P2" svg:width="5.193cm" svg:height="0.596cm" svg:x="6.683cm" svg:y="5.019cm" draw:caption-point-x="-0.61cm" draw:caption-point-y="0.473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177]" office:value-type="string" office:string-value="T Zex t2">
            <text:p>T Zex t2</text:p>
          </table:table-cell>
          <table:table-cell table:style-name="ce16" office:value-type="string">
            <office:annotation draw:style-name="gr2" draw:text-style-name="P2" svg:width="4.795cm" svg:height="0.596cm" svg:x="6.683cm" svg:y="5.019cm" draw:caption-point-x="-0.61cm" draw:caption-point-y="0.473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5.019cm" draw:caption-point-x="-0.61cm" draw:caption-point-y="0.473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5.019cm" draw:caption-point-x="-0.61cm" draw:caption-point-y="0.473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visibility="filter">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visibility="filter">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visibility="filter">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visibility="filter">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3.977cm" draw:caption-point-x="-0.61cm" draw:caption-point-y="1.515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visibility="filter">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5.019cm" draw:caption-point-x="-0.61cm" draw:caption-point-y="0.473cm">
              <dc:creator>AŠ</dc:creator>
              <dc:date>2011-01-25T00:00:00</dc:date>
              <text:p text:style-name="P2"><text:span text:style-name="T1">MDH X 60%</text:span></text:p>
            </office:annotation>
            <text:p>time</text:p>
          </table:table-cell>
          <table:table-cell table:number-matrix-columns-spanned="10" table:number-matrix-rows-spanned="4" table:formula="of:=[.C343:.L34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visibility="filter">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visibility="filter">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visibility="filter">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9:.L34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9]"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5.019cm" draw:caption-point-x="-0.61cm" draw:caption-point-y="0.473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visibility="filter">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visibility="filter">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5.019cm" draw:caption-point-x="-0.61cm" draw:caption-point-y="0.473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31]" office:value-type="string" office:string-value="T Vulcan">
            <text:p>T Vulcan</text:p>
          </table:table-cell>
          <table:table-cell table:style-name="ce15"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visibility="filter">
          <table:table-cell table:formula="of:=[.A232]" office:value-type="string" office:string-value="T Vulcan">
            <text:p>T Vulcan</text:p>
          </table:table-cell>
          <table:table-cell table:style-name="ce15"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visibility="filter">
          <table:table-cell table:formula="of:=[.A233]" office:value-type="string" office:string-value="T Vulcan">
            <text:p>T Vulcan</text:p>
          </table:table-cell>
          <table:table-cell table:style-name="ce16"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visibility="filter">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5.019cm" draw:caption-point-x="-0.61cm" draw:caption-point-y="0.473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37]" office:value-type="string" office:string-value="T Screamer">
            <text:p>T Screamer</text:p>
          </table:table-cell>
          <table:table-cell table:style-name="ce15"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visibility="filter">
          <table:table-cell table:formula="of:=[.A238]" office:value-type="string" office:string-value="T Screamer">
            <text:p>T Screamer</text:p>
          </table:table-cell>
          <table:table-cell table:style-name="ce15"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visibility="filter">
          <table:table-cell table:formula="of:=[.A239]" office:value-type="string" office:string-value="T Screamer">
            <text:p>T Screamer</text:p>
          </table:table-cell>
          <table:table-cell table:style-name="ce16"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visibility="filter">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5.019cm" draw:caption-point-x="-0.61cm" draw:caption-point-y="0.473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43]" office:value-type="string" office:string-value="T Thunder">
            <text:p>T Thunder</text:p>
          </table:table-cell>
          <table:table-cell table:style-name="ce15"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visibility="filter">
          <table:table-cell table:formula="of:=[.A244]" office:value-type="string" office:string-value="T Thunder">
            <text:p>T Thunder</text:p>
          </table:table-cell>
          <table:table-cell table:style-name="ce15"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visibility="filter">
          <table:table-cell table:formula="of:=[.A245]" office:value-type="string" office:string-value="T Thunder">
            <text:p>T Thunder</text:p>
          </table:table-cell>
          <table:table-cell table:style-name="ce16"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visibility="filter">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5.019cm" draw:caption-point-x="-0.61cm" draw:caption-point-y="0.473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visibility="filter">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visibility="filter">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visibility="filter">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2.899cm" svg:height="0.596cm" svg:x="6.683cm" svg:y="3.981cm" draw:caption-point-x="-0.61cm" draw:caption-point-y="1.511cm">
              <dc:creator>AŠ</dc:creator>
              <dc:date>2011-04-04T00:00:00</dc:date>
              <text:p text:style-name="P2"><text:span text:style-name="T1">1,5x Crow time</text:span></text:p>
            </office:annotation>
            <text:p>time</text:p>
          </table:table-cell>
          <table:table-cell table:style-name="ce25" table:formula="of:=[.C25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5]" office:value-type="string" office:string-value="T Jumper">
            <text:p>T Jumper</text:p>
          </table:table-cell>
          <table:table-cell table:style-name="ce15" office:value-type="string">
            <office:annotation draw:style-name="gr4" draw:text-style-name="P2" svg:width="2.899cm" svg:height="1.781cm" svg:x="6.683cm" svg:y="3.981cm" draw:caption-point-x="-0.61cm" draw:caption-point-y="1.511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0]" office:value-type="float" office:value="11531.25">
            <text:p>11531,25</text:p>
          </table:table-cell>
          <table:table-cell table:number-columns-repeated="7"/>
          <table:table-cell table:formula="of:=[.K29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Jumper">
            <text:p>T Jumper</text:p>
          </table:table-cell>
          <table:table-cell table:style-name="ce15" office:value-type="string">
            <text:p>energy cost</text:p>
          </table:table-cell>
          <table:table-cell table:style-name="ce25" table:formula="of:=15*[Units.S60]" office:value-type="float" office:value="16143.75">
            <text:p>16143,75</text:p>
          </table:table-cell>
          <table:table-cell table:number-columns-repeated="7"/>
          <table:table-cell table:formula="of:=[.K29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7]" office:value-type="string" office:string-value="T Jumper">
            <text:p>T Jumper</text:p>
          </table:table-cell>
          <table:table-cell table:style-name="ce16" office:value-type="string">
            <text:p>zetium cost</text:p>
          </table:table-cell>
          <table:table-cell table:style-name="ce25" table:formula="of:=15*[Units.T60]" office:value-type="float" office:value="2017.96875">
            <text:p>2017,97</text:p>
          </table:table-cell>
          <table:table-cell table:number-columns-repeated="7"/>
          <table:table-cell table:formula="of:=[.K29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Jumper">
            <text:p>T Jumper</text:p>
          </table:table-cell>
          <table:table-cell table:style-name="ce16" office:value-type="string">
            <office:annotation draw:style-name="gr4" draw:text-style-name="P2" svg:width="2.899cm" svg:height="0.991cm" svg:x="6.683cm" svg:y="3.981cm" draw:caption-point-x="-0.61cm" draw:caption-point-y="1.511cm">
              <dc:creator>AŠ</dc:creator>
              <dc:date>2011-04-04T00:00:00</dc:date>
              <text:p text:style-name="P2"><text:span text:style-name="T1">1,5x Crow scientists</text:span></text:p>
            </office:annotation>
            <text:p>scientists min</text:p>
          </table:table-cell>
          <table:table-cell table:style-name="ce25" table:formula="of:=[.C261]*[.M261]*1.5" office:value-type="float" office:value="118.125">
            <text:p>118,13</text:p>
          </table:table-cell>
          <table:table-cell table:number-columns-repeated="7"/>
          <table:table-cell table:formula="of:=[.K298]" office:value-type="float" office:value="1">
            <text:p>1</text:p>
          </table:table-cell>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01:.M30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01:.L30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1]" office:value-type="float" office:value="1">
            <text:p>1,0000</text:p>
          </table:table-cell>
          <table:table-cell table:number-columns-repeated="1011"/>
        </table:table-row>
        <table:table-row table:style-name="ro1" table:visibility="filter">
          <table:table-cell table:formula="of:=[.A308]"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2]" office:value-type="float" office:value="1">
            <text:p>1,0000</text:p>
          </table:table-cell>
          <table:table-cell table:number-columns-repeated="1011"/>
        </table:table-row>
        <table:table-row table:style-name="ro1" table:visibility="filter">
          <table:table-cell table:formula="of:=[.A30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3]" office:value-type="float" office:value="1">
            <text:p>1,0000</text:p>
          </table:table-cell>
          <table:table-cell table:number-columns-repeated="1011"/>
        </table:table-row>
        <table:table-row table:style-name="ro1" table:visibility="filter">
          <table:table-cell table:formula="of:=[.A31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4]" office:value-type="float" office:value="1">
            <text:p>1,0000</text:p>
          </table:table-cell>
          <table:table-cell table:number-columns-repeated="1011"/>
        </table:table-row>
        <table:table-row table:style-name="ro1" table:visibility="filter">
          <table:table-cell table:formula="of:=[.A311]" office:value-type="string" office:string-value="T Ships Damage">
            <text:p>T Ships Damage</text:p>
          </table:table-cell>
          <table:table-cell table:style-name="ce16" office:value-type="string">
            <office:annotation draw:style-name="gr4" draw:text-style-name="P2" svg:width="2.899cm" svg:height="0.596cm" svg:x="6.683cm" svg:y="3.977cm" draw:caption-point-x="-0.61cm" draw:caption-point-y="1.515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2" office:value-type="float" office:value="2">
            <text:p>2,0000</text:p>
          </table:table-cell>
          <table:table-cell table:number-columns-repeated="1011"/>
        </table:table-row>
        <table:table-row table:style-name="ro1" table:visibility="filter">
          <table:table-cell table:formula="of:=[.A31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3.965cm" draw:caption-point-x="-0.61cm" draw:caption-point-y="1.527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1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5]" office:value-type="float" office:value="1">
            <text:p>1</text:p>
          </table:table-cell>
          <table:table-cell/>
          <table:table-cell table:style-name="ce24" table:formula="of:=[.M315]" office:value-type="float" office:value="0.8">
            <text:p>0,8000</text:p>
          </table:table-cell>
          <table:table-cell table:number-columns-repeated="1011"/>
        </table:table-row>
        <table:table-row table:style-name="ro1" table:visibility="filter">
          <table:table-cell table:formula="of:=[.A316]" office:value-type="string" office:string-value="T Ground Factory">
            <text:p>T Ground Factory</text:p>
          </table:table-cell>
          <table:table-cell table:style-name="ce15"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6]" office:value-type="float" office:value="1">
            <text:p>1</text:p>
          </table:table-cell>
          <table:table-cell/>
          <table:table-cell table:style-name="ce24" table:formula="of:=[.M316]" office:value-type="float" office:value="0.8">
            <text:p>0,8000</text:p>
          </table:table-cell>
          <table:table-cell table:number-columns-repeated="1011"/>
        </table:table-row>
        <table:table-row table:style-name="ro1" table:visibility="filter">
          <table:table-cell table:formula="of:=[.A317]" office:value-type="string" office:string-value="T Ground Factory">
            <text:p>T Ground Factory</text:p>
          </table:table-cell>
          <table:table-cell table:style-name="ce16"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7]" office:value-type="float" office:value="1">
            <text:p>1</text:p>
          </table:table-cell>
          <table:table-cell/>
          <table:table-cell table:style-name="ce24" table:formula="of:=[.M317]" office:value-type="float" office:value="0.8">
            <text:p>0,8000</text:p>
          </table:table-cell>
          <table:table-cell table:number-columns-repeated="1011"/>
        </table:table-row>
        <table:table-row table:style-name="ro1" table:visibility="filter">
          <table:table-cell table:formula="of:=[.A31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1]" office:value-type="string" office:string-value="T Tanks Armor">
            <text:p>T Tanks Armor</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2]" office:value-type="string" office:string-value="T Tanks Armor">
            <text:p>T Tanks Armor</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Tanks Armor">
            <text:p>T Tanks Armor</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21:.M32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21:.L32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1">
            <text:p>1,0000</text:p>
          </table:table-cell>
          <table:table-cell table:number-columns-repeated="1011"/>
        </table:table-row>
        <table:table-row table:style-name="ro1" table:visibility="filter">
          <table:table-cell table:formula="of:=[.A328]" office:value-type="string" office:string-value="T Tanks Damage">
            <text:p>T Tanks Damage</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2]" office:value-type="float" office:value="1">
            <text:p>1,0000</text:p>
          </table:table-cell>
          <table:table-cell table:number-columns-repeated="1011"/>
        </table:table-row>
        <table:table-row table:style-name="ro1" table:visibility="filter">
          <table:table-cell table:formula="of:=[.A329]" office:value-type="string" office:string-value="T Tanks Damage">
            <text:p>T Tanks Damage</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3]" office:value-type="float" office:value="1">
            <text:p>1,0000</text:p>
          </table:table-cell>
          <table:table-cell table:number-columns-repeated="1011"/>
        </table:table-row>
        <table:table-row table:style-name="ro1" table:visibility="filter">
          <table:table-cell table:formula="of:=[.A330]" office:value-type="string" office:string-value="T Tanks Damage">
            <text:p>T Tanks Damage</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4]" office:value-type="float" office:value="1">
            <text:p>1,0000</text:p>
          </table:table-cell>
          <table:table-cell table:number-columns-repeated="1011"/>
        </table:table-row>
        <table:table-row table:style-name="ro1" table:visibility="filter">
          <table:table-cell table:formula="of:=[.A331]" office:value-type="string" office:string-value="T Tanks Damage">
            <text:p>T Tanks Damage</text:p>
          </table:table-cell>
          <table:table-cell table:style-name="ce16" office:value-type="string">
            <office:annotation draw:style-name="gr4" draw:text-style-name="P2" svg:width="2.899cm" svg:height="0.596cm" svg:x="6.683cm" svg:y="3.977cm" draw:caption-point-x="-0.61cm" draw:caption-point-y="1.515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5]*2" office:value-type="float" office:value="2">
            <text:p>2,0000</text:p>
          </table:table-cell>
          <table:table-cell table:number-columns-repeated="1011"/>
        </table:table-row>
        <table:table-row table:style-name="ro1" table:visibility="filter">
          <table:table-cell table:formula="of:=[.A33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6]"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4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4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43:.M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Azure">
            <text:p>T Azure</text:p>
          </table:table-cell>
          <table:table-cell table:style-name="ce15"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2]" office:value-type="string" office:string-value="T Azure">
            <text:p>T Azure</text:p>
          </table:table-cell>
          <table:table-cell table:style-name="ce15"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zure">
            <text:p>T Azure</text:p>
          </table:table-cell>
          <table:table-cell table:style-name="ce16"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51:.M35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4.541cm" draw:caption-point-x="-0.61cm" draw:caption-point-y="0.951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W59]" office:value-type="float" office:value="1246">
            <text:p>1246</text:p>
          </table:table-cell>
          <table:table-cell table:number-columns-repeated="7"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U Rhyno</text:p>
          </table:table-cell>
          <table:table-cell table:style-name="ce15" office:value-type="string">
            <office:annotation draw:style-name="gr3" draw:text-style-name="P2" svg:width="5cm" svg:height="0.991cm" svg:x="6.683cm" svg:y="4.541cm" draw:caption-point-x="-0.61cm" draw:caption-point-y="0.951cm">
              <dc:creator>AŠ</dc:creator>
              <dc:date>2011-02-14T00:00:00</dc:date>
              <text:p text:style-name="P2"><text:span text:style-name="T1">Same as Mule</text:span></text:p>
            </office:annotation>
            <text:p>unload per tick</text:p>
          </table:table-cell>
          <table:table-cell table:formula="of:=[Units.W63]" office:value-type="float" office:value="411">
            <text:p>411</text:p>
          </table:table-cell>
          <table:table-cell table:formula="of:=[.D359]" office:value-type="float" office:value="0">
            <text:p>0</text:p>
          </table:table-cell>
          <table:table-cell table:formula="of:=[.E359]" office:value-type="float" office:value="0">
            <text:p>0</text:p>
          </table:table-cell>
          <table:table-cell table:formula="of:=[.F359]" office:value-type="float" office:value="0">
            <text:p>0</text:p>
          </table:table-cell>
          <table:table-cell table:formula="of:=[.G359]" office:value-type="float" office:value="0">
            <text:p>0</text:p>
          </table:table-cell>
          <table:table-cell table:formula="of:=[.H359]" office:value-type="float" office:value="0">
            <text:p>0</text:p>
          </table:table-cell>
          <table:table-cell table:formula="of:=[.I359]" office:value-type="float" office:value="0">
            <text:p>0</text:p>
          </table:table-cell>
          <table:table-cell table:formula="of:=[.J359]" office:value-type="float" office:value="0">
            <text:p>0</text:p>
          </table:table-cell>
          <table:table-cell table:formula="of:=[.K359]" office:value-type="float" office:value="0">
            <text:p>0</text:p>
          </table:table-cell>
          <table:table-cell table:formula="of:=[.L359]" office:value-type="float" office:value="0">
            <text:p>0</text:p>
          </table:table-cell>
          <table:table-cell table:formula="of:=[.M359]" office:value-type="float" office:value="1">
            <text:p>1</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draw:control table:end-cell-address="Main.L369" table:end-x="1.949cm" table:end-y="0.197cm" draw:z-index="1" draw:text-style-name="P1" svg:width="4.24cm" svg:height="0.749cm" svg:x="0.86cm" svg:y="0.379cm"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x t2</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Collector t2</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371" table:end-x="2.215cm" table:end-y="0.15cm" draw:z-index="2" draw:text-style-name="P1" svg:width="4.437cm" svg:height="0.698cm" svg:x="0.929cm" svg:y="0.383cm"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64]; [.B368];[.F368])" office:value-type="float" office:value="0">
            <text:p>0</text:p>
          </table:table-cell>
          <table:table-cell table:style-name="ce22" office:value-type="float" office:value="25">
            <text:p>25</text:p>
          </table:table-cell>
          <table:table-cell table:style-name="ce22" office:value-type="float" office:value="0">
            <text:p>0</text:p>
          </table:table-cell>
          <table:table-cell table:style-name="ce22" office:value-type="float" office:value="3.3">
            <text:p>3,3</text:p>
          </table:table-cell>
          <table:table-cell table:style-name="ce22" office:value-type="float" office:value="0">
            <text:p>0</text:p>
          </table:table-cell>
          <table:table-cell table:style-name="ce37" office:value-type="float" office:value="1">
            <text:p>1</text:p>
          </table:table-cell>
          <table:table-cell table:style-name="ce22" office:value-type="float" office:value="3">
            <text:p>3</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4">
            <text:p>4</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2]" office:value-type="float" office:value="0">
            <text:p>0</text:p>
          </table:table-cell>
          <table:table-cell table:style-name="ce30" table:formula="of:=SFLINEAR([.$A373]; [.$C$372]; [.$D$372])" office:value-type="float" office:value="25">
            <text:p>25,000</text:p>
          </table:table-cell>
          <table:table-cell/>
          <table:table-cell table:formula="of:=SFPOWER([.$A373]; [.$E$372]; [.$F$372]; [.$G$372])" office:value-type="float" office:value="1">
            <text:p>1</text:p>
          </table:table-cell>
          <table:table-cell table:number-columns-repeated="2"/>
          <table:table-cell table:formula="of:=SFEXP([.$A373]; [.$H$372]; [.$I$372])" office:value-type="float" office:value="3">
            <text:p>3</text:p>
          </table:table-cell>
          <table:table-cell table:number-columns-repeated="2"/>
          <table:table-cell table:style-name="ce47" table:formula="of:=SFJOIN([.B373];[.C373];[.E373];[.H373];[.$L$372])" office:value-type="float" office:value="116">
            <text:p>116,0000</text:p>
          </table:table-cell>
          <table:table-cell table:style-name="ce47" table:formula="of:=IF([.$K$372]=1; [.$K373]*60; [.$K373]/60)" office:value-type="float" office:value="1.93333333333333">
            <text:p>1,9333</text:p>
          </table:table-cell>
          <table:table-cell table:style-name="ce52" table:formula="of:=IF([.$K$372]=1; [.$K373]*60*60; [.$K373]/60/60)" office:value-type="float" office:value="0.0322222222222222">
            <text:p>0,0322</text:p>
          </table:table-cell>
          <table:table-cell table:style-name="ce52" table:formula="of:=IF([.$K$372]=1; [.$K373]*60*60*24; [.$K373]/60/60/24)" office:value-type="float" office:value="0.00134259259259259">
            <text:p>0,0013</text:p>
          </table:table-cell>
          <table:table-cell table:number-columns-repeated="1010"/>
        </table:table-row>
        <table:table-row table:style-name="ro1">
          <table:table-cell table:style-name="ce12" office:value-type="string">
            <text:p>2</text:p>
          </table:table-cell>
          <table:table-cell table:formula="of:=[.$B$372]" office:value-type="float" office:value="0">
            <text:p>0</text:p>
          </table:table-cell>
          <table:table-cell table:style-name="ce30" table:formula="of:=SFLINEAR([.$A374]; [.$C$372]; [.$D$372])" office:value-type="float" office:value="50">
            <text:p>50,000</text:p>
          </table:table-cell>
          <table:table-cell/>
          <table:table-cell table:formula="of:=SFPOWER([.$A374]; [.$E$372]; [.$F$372]; [.$G$372])" office:value-type="float" office:value="9.84915530675933">
            <text:p>9,85</text:p>
          </table:table-cell>
          <table:table-cell table:number-columns-repeated="2"/>
          <table:table-cell table:formula="of:=SFEXP([.$A374]; [.$H$372]; [.$I$372])" office:value-type="float" office:value="9">
            <text:p>9</text:p>
          </table:table-cell>
          <table:table-cell table:number-columns-repeated="2"/>
          <table:table-cell table:style-name="ce47" table:formula="of:=SFJOIN([.B374];[.C374];[.E374];[.H374];[.$L$372])" office:value-type="float" office:value="275.396621227037">
            <text:p>275,3966</text:p>
          </table:table-cell>
          <table:table-cell table:style-name="ce47" table:formula="of:=IF([.$K$372]=1; [.$K374]*60; [.$K374]/60)" office:value-type="float" office:value="4.58994368711729">
            <text:p>4,5899</text:p>
          </table:table-cell>
          <table:table-cell table:style-name="ce52" table:formula="of:=IF([.$K$372]=1; [.$K374]*60*60; [.$K374]/60/60)" office:value-type="float" office:value="0.0764990614519548">
            <text:p>0,0765</text:p>
          </table:table-cell>
          <table:table-cell table:style-name="ce52" table:formula="of:=IF([.$K$372]=1; [.$K374]*60*60*24; [.$K374]/60/60/24)" office:value-type="float" office:value="0.00318746089383145">
            <text:p>0,0032</text:p>
          </table:table-cell>
          <table:table-cell table:formula="of:=[.K374]/[.K373]" office:value-type="float" office:value="2.37410880368136">
            <text:p>2,37</text:p>
          </table:table-cell>
          <table:table-cell table:number-columns-repeated="1009"/>
        </table:table-row>
        <table:table-row table:style-name="ro1">
          <table:table-cell table:style-name="ce12" office:value-type="string">
            <text:p>3</text:p>
          </table:table-cell>
          <table:table-cell table:formula="of:=[.$B$372]" office:value-type="float" office:value="0">
            <text:p>0</text:p>
          </table:table-cell>
          <table:table-cell table:style-name="ce30" table:formula="of:=SFLINEAR([.$A375]; [.$C$372]; [.$D$372])" office:value-type="float" office:value="75">
            <text:p>75,000</text:p>
          </table:table-cell>
          <table:table-cell/>
          <table:table-cell table:formula="of:=SFPOWER([.$A375]; [.$E$372]; [.$F$372]; [.$G$372])" office:value-type="float" office:value="37.5405075985295">
            <text:p>37,54</text:p>
          </table:table-cell>
          <table:table-cell table:number-columns-repeated="2"/>
          <table:table-cell table:formula="of:=SFEXP([.$A375]; [.$H$372]; [.$I$372])" office:value-type="float" office:value="27">
            <text:p>27</text:p>
          </table:table-cell>
          <table:table-cell table:number-columns-repeated="2"/>
          <table:table-cell table:style-name="ce47" table:formula="of:=SFJOIN([.B375];[.C375];[.E375];[.H375];[.$L$372])" office:value-type="float" office:value="558.162030394118">
            <text:p>558,1620</text:p>
          </table:table-cell>
          <table:table-cell table:style-name="ce47" table:formula="of:=IF([.$K$372]=1; [.$K375]*60; [.$K375]/60)" office:value-type="float" office:value="9.30270050656864">
            <text:p>9,3027</text:p>
          </table:table-cell>
          <table:table-cell table:style-name="ce52" table:formula="of:=IF([.$K$372]=1; [.$K375]*60*60; [.$K375]/60/60)" office:value-type="float" office:value="0.155045008442811">
            <text:p>0,1550</text:p>
          </table:table-cell>
          <table:table-cell table:style-name="ce52" table:formula="of:=IF([.$K$372]=1; [.$K375]*60*60*24; [.$K375]/60/60/24)" office:value-type="float" office:value="0.00646020868511711">
            <text:p>0,0065</text:p>
          </table:table-cell>
          <table:table-cell table:formula="of:=[.K375]/[.K374]" office:value-type="float" office:value="2.02675700198213">
            <text:p>2,03</text:p>
          </table:table-cell>
          <table:table-cell table:number-columns-repeated="1009"/>
        </table:table-row>
        <table:table-row table:style-name="ro1">
          <table:table-cell table:style-name="ce12" office:value-type="string">
            <text:p>4</text:p>
          </table:table-cell>
          <table:table-cell table:formula="of:=[.$B$372]" office:value-type="float" office:value="0">
            <text:p>0</text:p>
          </table:table-cell>
          <table:table-cell table:style-name="ce30" table:formula="of:=SFLINEAR([.$A376]; [.$C$372]; [.$D$372])" office:value-type="float" office:value="100">
            <text:p>100,000</text:p>
          </table:table-cell>
          <table:table-cell/>
          <table:table-cell table:formula="of:=SFPOWER([.$A376]; [.$E$372]; [.$F$372]; [.$G$372])" office:value-type="float" office:value="97.0058602566655">
            <text:p>97,01</text:p>
          </table:table-cell>
          <table:table-cell table:number-columns-repeated="2"/>
          <table:table-cell table:formula="of:=SFEXP([.$A376]; [.$H$372]; [.$I$372])" office:value-type="float" office:value="81">
            <text:p>81</text:p>
          </table:table-cell>
          <table:table-cell table:number-columns-repeated="2"/>
          <table:table-cell table:style-name="ce47" table:formula="of:=SFJOIN([.B376];[.C376];[.E376];[.H376];[.$L$372])" office:value-type="float" office:value="1112.02344102666">
            <text:p>1112,0234</text:p>
          </table:table-cell>
          <table:table-cell table:style-name="ce47" table:formula="of:=IF([.$K$372]=1; [.$K376]*60; [.$K376]/60)" office:value-type="float" office:value="18.533724017111">
            <text:p>18,5337</text:p>
          </table:table-cell>
          <table:table-cell table:style-name="ce52" table:formula="of:=IF([.$K$372]=1; [.$K376]*60*60; [.$K376]/60/60)" office:value-type="float" office:value="0.308895400285184">
            <text:p>0,3089</text:p>
          </table:table-cell>
          <table:table-cell table:style-name="ce52" table:formula="of:=IF([.$K$372]=1; [.$K376]*60*60*24; [.$K376]/60/60/24)" office:value-type="float" office:value="0.0128706416785493">
            <text:p>0,0129</text:p>
          </table:table-cell>
          <table:table-cell table:formula="of:=[.K376]/[.K375]" office:value-type="float" office:value="1.99229503347166">
            <text:p>1,99</text:p>
          </table:table-cell>
          <table:table-cell table:number-columns-repeated="1009"/>
        </table:table-row>
        <table:table-row table:style-name="ro1">
          <table:table-cell table:style-name="ce12" office:value-type="string">
            <text:p>5</text:p>
          </table:table-cell>
          <table:table-cell table:formula="of:=[.$B$372]" office:value-type="float" office:value="0">
            <text:p>0</text:p>
          </table:table-cell>
          <table:table-cell table:style-name="ce30" table:formula="of:=SFLINEAR([.$A377]; [.$C$372]; [.$D$372])" office:value-type="float" office:value="125">
            <text:p>125,000</text:p>
          </table:table-cell>
          <table:table-cell/>
          <table:table-cell table:formula="of:=SFPOWER([.$A377]; [.$E$372]; [.$F$372]; [.$G$372])" office:value-type="float" office:value="202.582074586595">
            <text:p>202,58</text:p>
          </table:table-cell>
          <table:table-cell table:number-columns-repeated="2"/>
          <table:table-cell table:formula="of:=SFEXP([.$A377]; [.$H$372]; [.$I$372])" office:value-type="float" office:value="243">
            <text:p>243</text:p>
          </table:table-cell>
          <table:table-cell table:number-columns-repeated="2"/>
          <table:table-cell table:style-name="ce47" table:formula="of:=SFJOIN([.B377];[.C377];[.E377];[.H377];[.$L$372])" office:value-type="float" office:value="2282.32829834638">
            <text:p>2282,3283</text:p>
          </table:table-cell>
          <table:table-cell table:style-name="ce47" table:formula="of:=IF([.$K$372]=1; [.$K377]*60; [.$K377]/60)" office:value-type="float" office:value="38.0388049724397">
            <text:p>38,0388</text:p>
          </table:table-cell>
          <table:table-cell table:style-name="ce52" table:formula="of:=IF([.$K$372]=1; [.$K377]*60*60; [.$K377]/60/60)" office:value-type="float" office:value="0.633980082873995">
            <text:p>0,6340</text:p>
          </table:table-cell>
          <table:table-cell table:style-name="ce52" table:formula="of:=IF([.$K$372]=1; [.$K377]*60*60*24; [.$K377]/60/60/24)" office:value-type="float" office:value="0.0264158367864164">
            <text:p>0,0264</text:p>
          </table:table-cell>
          <table:table-cell table:formula="of:=[.K377]/[.K376]" office:value-type="float" office:value="2.05241024077626">
            <text:p>2,05</text:p>
          </table:table-cell>
          <table:table-cell table:number-columns-repeated="1009"/>
        </table:table-row>
        <table:table-row table:style-name="ro1">
          <table:table-cell table:style-name="ce12" office:value-type="string">
            <text:p>6</text:p>
          </table:table-cell>
          <table:table-cell table:formula="of:=[.$B$372]" office:value-type="float" office:value="0">
            <text:p>0</text:p>
          </table:table-cell>
          <table:table-cell table:style-name="ce30" table:formula="of:=SFLINEAR([.$A378]; [.$C$372]; [.$D$372])" office:value-type="float" office:value="150">
            <text:p>150,000</text:p>
          </table:table-cell>
          <table:table-cell/>
          <table:table-cell table:formula="of:=SFPOWER([.$A378]; [.$E$372]; [.$F$372]; [.$G$372])" office:value-type="float" office:value="369.742289632496">
            <text:p>369,74</text:p>
          </table:table-cell>
          <table:table-cell table:number-columns-repeated="2"/>
          <table:table-cell table:formula="of:=SFEXP([.$A378]; [.$H$372]; [.$I$372])" office:value-type="float" office:value="729">
            <text:p>729</text:p>
          </table:table-cell>
          <table:table-cell table:number-columns-repeated="2"/>
          <table:table-cell table:style-name="ce47" table:formula="of:=SFJOIN([.B378];[.C378];[.E378];[.H378];[.$L$372])" office:value-type="float" office:value="4994.96915852998">
            <text:p>4994,9692</text:p>
          </table:table-cell>
          <table:table-cell table:style-name="ce47" table:formula="of:=IF([.$K$372]=1; [.$K378]*60; [.$K378]/60)" office:value-type="float" office:value="83.2494859754997">
            <text:p>83,2495</text:p>
          </table:table-cell>
          <table:table-cell table:style-name="ce52" table:formula="of:=IF([.$K$372]=1; [.$K378]*60*60; [.$K378]/60/60)" office:value-type="float" office:value="1.387491432925">
            <text:p>1,3875</text:p>
          </table:table-cell>
          <table:table-cell table:style-name="ce52" table:formula="of:=IF([.$K$372]=1; [.$K378]*60*60*24; [.$K378]/60/60/24)" office:value-type="float" office:value="0.0578121430385415">
            <text:p>0,0578</text:p>
          </table:table-cell>
          <table:table-cell table:formula="of:=[.K378]/[.K377]" office:value-type="float" office:value="2.18854104475197">
            <text:p>2,19</text:p>
          </table:table-cell>
          <table:table-cell table:number-columns-repeated="1009"/>
        </table:table-row>
        <table:table-row table:style-name="ro1">
          <table:table-cell table:style-name="ce12" office:value-type="string">
            <text:p>7</text:p>
          </table:table-cell>
          <table:table-cell table:formula="of:=[.$B$372]" office:value-type="float" office:value="0">
            <text:p>0</text:p>
          </table:table-cell>
          <table:table-cell table:style-name="ce30" table:formula="of:=SFLINEAR([.$A379]; [.$C$372]; [.$D$372])" office:value-type="float" office:value="175">
            <text:p>175,000</text:p>
          </table:table-cell>
          <table:table-cell/>
          <table:table-cell table:formula="of:=SFPOWER([.$A379]; [.$E$372]; [.$F$372]; [.$G$372])" office:value-type="float" office:value="614.926957144702">
            <text:p>614,93</text:p>
          </table:table-cell>
          <table:table-cell table:number-columns-repeated="2"/>
          <table:table-cell table:formula="of:=SFEXP([.$A379]; [.$H$372]; [.$I$372])" office:value-type="float" office:value="2187">
            <text:p>2187</text:p>
          </table:table-cell>
          <table:table-cell table:number-columns-repeated="2"/>
          <table:table-cell table:style-name="ce47" table:formula="of:=SFJOIN([.B379];[.C379];[.E379];[.H379];[.$L$372])" office:value-type="float" office:value="11907.7078285788">
            <text:p>11907,7078</text:p>
          </table:table-cell>
          <table:table-cell table:style-name="ce47" table:formula="of:=IF([.$K$372]=1; [.$K379]*60; [.$K379]/60)" office:value-type="float" office:value="198.46179714298">
            <text:p>198,4618</text:p>
          </table:table-cell>
          <table:table-cell table:style-name="ce52" table:formula="of:=IF([.$K$372]=1; [.$K379]*60*60; [.$K379]/60/60)" office:value-type="float" office:value="3.30769661904967">
            <text:p>3,3077</text:p>
          </table:table-cell>
          <table:table-cell table:style-name="ce52" table:formula="of:=IF([.$K$372]=1; [.$K379]*60*60*24; [.$K379]/60/60/24)" office:value-type="float" office:value="0.137820692460403">
            <text:p>0,1378</text:p>
          </table:table-cell>
          <table:table-cell table:formula="of:=[.K379]/[.K378]" office:value-type="float" office:value="2.38394021077064">
            <text:p>2,38</text:p>
          </table:table-cell>
          <table:table-cell table:number-columns-repeated="1009"/>
        </table:table-row>
        <table:table-row table:style-name="ro1">
          <table:table-cell table:style-name="ce12" office:value-type="string">
            <text:p>8</text:p>
          </table:table-cell>
          <table:table-cell table:formula="of:=[.$B$372]" office:value-type="float" office:value="0">
            <text:p>0</text:p>
          </table:table-cell>
          <table:table-cell table:style-name="ce30" table:formula="of:=SFLINEAR([.$A380]; [.$C$372]; [.$D$372])" office:value-type="float" office:value="200">
            <text:p>200,000</text:p>
          </table:table-cell>
          <table:table-cell/>
          <table:table-cell table:formula="of:=SFPOWER([.$A380]; [.$E$372]; [.$F$372]; [.$G$372])" office:value-type="float" office:value="955.425783333691">
            <text:p>955,43</text:p>
          </table:table-cell>
          <table:table-cell table:number-columns-repeated="2"/>
          <table:table-cell table:formula="of:=SFEXP([.$A380]; [.$H$372]; [.$I$372])" office:value-type="float" office:value="6561">
            <text:p>6561</text:p>
          </table:table-cell>
          <table:table-cell table:number-columns-repeated="2"/>
          <table:table-cell table:style-name="ce47" table:formula="of:=SFJOIN([.B380];[.C380];[.E380];[.H380];[.$L$372])" office:value-type="float" office:value="30865.7031333348">
            <text:p>30865,7031</text:p>
          </table:table-cell>
          <table:table-cell table:style-name="ce47" table:formula="of:=IF([.$K$372]=1; [.$K380]*60; [.$K380]/60)" office:value-type="float" office:value="514.428385555579">
            <text:p>514,4284</text:p>
          </table:table-cell>
          <table:table-cell table:style-name="ce52" table:formula="of:=IF([.$K$372]=1; [.$K380]*60*60; [.$K380]/60/60)" office:value-type="float" office:value="8.57380642592632">
            <text:p>8,5738</text:p>
          </table:table-cell>
          <table:table-cell table:style-name="ce52" table:formula="of:=IF([.$K$372]=1; [.$K380]*60*60*24; [.$K380]/60/60/24)" office:value-type="float" office:value="0.357241934413597">
            <text:p>0,3572</text:p>
          </table:table-cell>
          <table:table-cell table:formula="of:=[.K380]/[.K379]" office:value-type="float" office:value="2.59207763388822">
            <text:p>2,59</text:p>
          </table:table-cell>
          <table:table-cell table:number-columns-repeated="1009"/>
        </table:table-row>
        <table:table-row table:style-name="ro1">
          <table:table-cell table:style-name="ce12" office:value-type="string">
            <text:p>9</text:p>
          </table:table-cell>
          <table:table-cell table:formula="of:=[.$B$372]" office:value-type="float" office:value="0">
            <text:p>0</text:p>
          </table:table-cell>
          <table:table-cell table:style-name="ce30" table:formula="of:=SFLINEAR([.$A381]; [.$C$372]; [.$D$372])" office:value-type="float" office:value="225">
            <text:p>225,000</text:p>
          </table:table-cell>
          <table:table-cell/>
          <table:table-cell table:formula="of:=SFPOWER([.$A381]; [.$E$372]; [.$F$372]; [.$G$372])" office:value-type="float" office:value="1409.28971075525">
            <text:p>1409,29</text:p>
          </table:table-cell>
          <table:table-cell table:number-columns-repeated="2"/>
          <table:table-cell table:formula="of:=SFEXP([.$A381]; [.$H$372]; [.$I$372])" office:value-type="float" office:value="19683">
            <text:p>19683</text:p>
          </table:table-cell>
          <table:table-cell table:number-columns-repeated="2"/>
          <table:table-cell table:style-name="ce47" table:formula="of:=SFJOIN([.B381];[.C381];[.E381];[.H381];[.$L$372])" office:value-type="float" office:value="85269.158843021">
            <text:p>85269,1588</text:p>
          </table:table-cell>
          <table:table-cell table:style-name="ce47" table:formula="of:=IF([.$K$372]=1; [.$K381]*60; [.$K381]/60)" office:value-type="float" office:value="1421.15264738368">
            <text:p>1421,1526</text:p>
          </table:table-cell>
          <table:table-cell table:style-name="ce52" table:formula="of:=IF([.$K$372]=1; [.$K381]*60*60; [.$K381]/60/60)" office:value-type="float" office:value="23.6858774563947">
            <text:p>23,6859</text:p>
          </table:table-cell>
          <table:table-cell table:style-name="ce52" table:formula="of:=IF([.$K$372]=1; [.$K381]*60*60*24; [.$K381]/60/60/24)" office:value-type="float" office:value="0.986911560683114">
            <text:p>0,9869</text:p>
          </table:table-cell>
          <table:table-cell table:formula="of:=[.K381]/[.K380]" office:value-type="float" office:value="2.76258598337035">
            <text:p>2,76</text:p>
          </table:table-cell>
          <table:table-cell table:number-columns-repeated="1009"/>
        </table:table-row>
        <table:table-row table:style-name="ro1">
          <table:table-cell table:style-name="ce12" office:value-type="string">
            <text:p>10</text:p>
          </table:table-cell>
          <table:table-cell table:formula="of:=[.$B$372]" office:value-type="float" office:value="0">
            <text:p>0</text:p>
          </table:table-cell>
          <table:table-cell table:style-name="ce30" table:formula="of:=SFLINEAR([.$A382]; [.$C$372]; [.$D$372])" office:value-type="float" office:value="250">
            <text:p>250,000</text:p>
          </table:table-cell>
          <table:table-cell/>
          <table:table-cell table:formula="of:=SFPOWER([.$A382]; [.$E$372]; [.$F$372]; [.$G$372])" office:value-type="float" office:value="1995.26231496888">
            <text:p>1995,26</text:p>
          </table:table-cell>
          <table:table-cell table:number-columns-repeated="2"/>
          <table:table-cell table:formula="of:=SFEXP([.$A382]; [.$H$372]; [.$I$372])" office:value-type="float" office:value="59049">
            <text:p>59049</text:p>
          </table:table-cell>
          <table:table-cell table:number-columns-repeated="2"/>
          <table:table-cell table:style-name="ce47" table:formula="of:=SFJOIN([.B382];[.C382];[.E382];[.H382];[.$L$372])" office:value-type="float" office:value="245177.049259876">
            <text:p>245177,0493</text:p>
          </table:table-cell>
          <table:table-cell table:style-name="ce47" table:formula="of:=IF([.$K$372]=1; [.$K382]*60; [.$K382]/60)" office:value-type="float" office:value="4086.28415433126">
            <text:p>4086,2842</text:p>
          </table:table-cell>
          <table:table-cell table:style-name="ce52" table:formula="of:=IF([.$K$372]=1; [.$K382]*60*60; [.$K382]/60/60)" office:value-type="float" office:value="68.104735905521">
            <text:p>68,1047</text:p>
          </table:table-cell>
          <table:table-cell table:style-name="ce52" table:formula="of:=IF([.$K$372]=1; [.$K382]*60*60*24; [.$K382]/60/60/24)" office:value-type="float" office:value="2.83769732939671">
            <text:p>2,8377</text:p>
          </table:table-cell>
          <table:table-cell table:formula="of:=[.K382]/[.K381]" office:value-type="float" office:value="2.87533092370762">
            <text:p>2,88</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64]; [.B369];[.F369])" office:value-type="float" office:value="449.28">
            <text:p>449,28</text:p>
          </table:table-cell>
          <table:table-cell table:style-name="ce22" office:value-type="float" office:value="729.461602500161">
            <text:p>729,46</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85]" office:value-type="float" office:value="449.28">
            <text:p>449,28</text:p>
          </table:table-cell>
          <table:table-cell table:style-name="ce30" table:formula="of:=SFLINEAR([.$A386]; [.$C$385]; [.$D$385])" office:value-type="float" office:value="0">
            <text:p>0,000</text:p>
          </table:table-cell>
          <table:table-cell/>
          <table:table-cell table:formula="of:=SFPOWER([.$A386]; [.$E$385]; [.$F$385]; [.$G$385])" office:value-type="float" office:value="0">
            <text:p>0</text:p>
          </table:table-cell>
          <table:table-cell table:number-columns-repeated="2"/>
          <table:table-cell table:formula="of:=SFEXP([.$A386]; [.$H$385]; [.$I$385])" office:value-type="float" office:value="0">
            <text:p>0</text:p>
          </table:table-cell>
          <table:table-cell table:number-columns-repeated="2"/>
          <table:table-cell table:style-name="ce47" table:formula="of:=SFJOIN([.B386];[.C386];[.E386];[.H386];[.$L$385])" office:value-type="float" office:value="449.28">
            <text:p>449,2800</text:p>
          </table:table-cell>
          <table:table-cell table:style-name="ce47" table:formula="of:=IF([.$K$385]=1; [.$K386]*60; [.$K386]/60)" office:value-type="float" office:value="7.488">
            <text:p>7,4880</text:p>
          </table:table-cell>
          <table:table-cell table:style-name="ce52" table:formula="of:=IF([.$K$385]=1; [.$K386]*60*60; [.$K386]/60/60)" office:value-type="float" office:value="0.1248">
            <text:p>0,1248</text:p>
          </table:table-cell>
          <table:table-cell table:style-name="ce52" table:formula="of:=IF([.$K$385]=1; [.$K386]*60*60*24; [.$K386]/60/60/24)" office:value-type="float" office:value="0.0052">
            <text:p>0,0052</text:p>
          </table:table-cell>
          <table:table-cell table:number-columns-repeated="1010"/>
        </table:table-row>
        <table:table-row table:style-name="ro1">
          <table:table-cell table:style-name="ce12" office:value-type="string">
            <text:p>2</text:p>
          </table:table-cell>
          <table:table-cell table:formula="of:=[.$B$385]" office:value-type="float" office:value="449.28">
            <text:p>449,28</text:p>
          </table:table-cell>
          <table:table-cell table:style-name="ce30" table:formula="of:=SFLINEAR([.$A387]; [.$C$385]; [.$D$385])" office:value-type="float" office:value="729.461602500161">
            <text:p>729,462</text:p>
          </table:table-cell>
          <table:table-cell/>
          <table:table-cell table:formula="of:=SFPOWER([.$A387]; [.$E$385]; [.$F$385]; [.$G$385])" office:value-type="float" office:value="0">
            <text:p>0</text:p>
          </table:table-cell>
          <table:table-cell table:number-columns-repeated="2"/>
          <table:table-cell table:formula="of:=SFEXP([.$A387]; [.$H$385]; [.$I$385])" office:value-type="float" office:value="0">
            <text:p>0</text:p>
          </table:table-cell>
          <table:table-cell table:number-columns-repeated="2"/>
          <table:table-cell table:style-name="ce47" table:formula="of:=SFJOIN([.B387];[.C387];[.E387];[.H387];[.$L$385])" office:value-type="float" office:value="1178.74160250016">
            <text:p>1178,7416</text:p>
          </table:table-cell>
          <table:table-cell table:style-name="ce47" table:formula="of:=IF([.$K$385]=1; [.$K387]*60; [.$K387]/60)" office:value-type="float" office:value="19.6456933750027">
            <text:p>19,6457</text:p>
          </table:table-cell>
          <table:table-cell table:style-name="ce52" table:formula="of:=IF([.$K$385]=1; [.$K387]*60*60; [.$K387]/60/60)" office:value-type="float" office:value="0.327428222916711">
            <text:p>0,3274</text:p>
          </table:table-cell>
          <table:table-cell table:style-name="ce52" table:formula="of:=IF([.$K$385]=1; [.$K387]*60*60*24; [.$K387]/60/60/24)" office:value-type="float" office:value="0.0136428426215296">
            <text:p>0,0136</text:p>
          </table:table-cell>
          <table:table-cell table:formula="of:=[.K387]/[.K386]" office:value-type="float" office:value="2.62362358106339">
            <text:p>2,62</text:p>
          </table:table-cell>
          <table:table-cell table:number-columns-repeated="1009"/>
        </table:table-row>
        <table:table-row table:style-name="ro1">
          <table:table-cell table:style-name="ce12" office:value-type="string">
            <text:p>3</text:p>
          </table:table-cell>
          <table:table-cell table:formula="of:=[.$B$385]" office:value-type="float" office:value="449.28">
            <text:p>449,28</text:p>
          </table:table-cell>
          <table:table-cell table:style-name="ce30" table:formula="of:=SFLINEAR([.$A388]; [.$C$385]; [.$D$385])" office:value-type="float" office:value="1458.92320500032">
            <text:p>1458,923</text:p>
          </table:table-cell>
          <table:table-cell/>
          <table:table-cell table:formula="of:=SFPOWER([.$A388]; [.$E$385]; [.$F$385]; [.$G$385])" office:value-type="float" office:value="0">
            <text:p>0</text:p>
          </table:table-cell>
          <table:table-cell table:number-columns-repeated="2"/>
          <table:table-cell table:formula="of:=SFEXP([.$A388]; [.$H$385]; [.$I$385])" office:value-type="float" office:value="0">
            <text:p>0</text:p>
          </table:table-cell>
          <table:table-cell table:number-columns-repeated="2"/>
          <table:table-cell table:style-name="ce47" table:formula="of:=SFJOIN([.B388];[.C388];[.E388];[.H388];[.$L$385])" office:value-type="float" office:value="1908.20320500032">
            <text:p>1908,2032</text:p>
          </table:table-cell>
          <table:table-cell table:style-name="ce47" table:formula="of:=IF([.$K$385]=1; [.$K388]*60; [.$K388]/60)" office:value-type="float" office:value="31.8033867500054">
            <text:p>31,8034</text:p>
          </table:table-cell>
          <table:table-cell table:style-name="ce52" table:formula="of:=IF([.$K$385]=1; [.$K388]*60*60; [.$K388]/60/60)" office:value-type="float" office:value="0.530056445833423">
            <text:p>0,5301</text:p>
          </table:table-cell>
          <table:table-cell table:style-name="ce52" table:formula="of:=IF([.$K$385]=1; [.$K388]*60*60*24; [.$K388]/60/60/24)" office:value-type="float" office:value="0.0220856852430593">
            <text:p>0,0221</text:p>
          </table:table-cell>
          <table:table-cell table:formula="of:=[.K388]/[.K387]" office:value-type="float" office:value="1.61884776184445">
            <text:p>1,62</text:p>
          </table:table-cell>
          <table:table-cell table:number-columns-repeated="1009"/>
        </table:table-row>
        <table:table-row table:style-name="ro1">
          <table:table-cell table:style-name="ce12" office:value-type="string">
            <text:p>4</text:p>
          </table:table-cell>
          <table:table-cell table:formula="of:=[.$B$385]" office:value-type="float" office:value="449.28">
            <text:p>449,28</text:p>
          </table:table-cell>
          <table:table-cell table:style-name="ce30" table:formula="of:=SFLINEAR([.$A389]; [.$C$385]; [.$D$385])" office:value-type="float" office:value="2188.38480750048">
            <text:p>2188,385</text:p>
          </table:table-cell>
          <table:table-cell/>
          <table:table-cell table:formula="of:=SFPOWER([.$A389]; [.$E$385]; [.$F$385]; [.$G$385])" office:value-type="float" office:value="0">
            <text:p>0</text:p>
          </table:table-cell>
          <table:table-cell table:number-columns-repeated="2"/>
          <table:table-cell table:formula="of:=SFEXP([.$A389]; [.$H$385]; [.$I$385])" office:value-type="float" office:value="0">
            <text:p>0</text:p>
          </table:table-cell>
          <table:table-cell table:number-columns-repeated="2"/>
          <table:table-cell table:style-name="ce47" table:formula="of:=SFJOIN([.B389];[.C389];[.E389];[.H389];[.$L$385])" office:value-type="float" office:value="2637.66480750048">
            <text:p>2637,6648</text:p>
          </table:table-cell>
          <table:table-cell table:style-name="ce47" table:formula="of:=IF([.$K$385]=1; [.$K389]*60; [.$K389]/60)" office:value-type="float" office:value="43.9610801250081">
            <text:p>43,9611</text:p>
          </table:table-cell>
          <table:table-cell table:style-name="ce52" table:formula="of:=IF([.$K$385]=1; [.$K389]*60*60; [.$K389]/60/60)" office:value-type="float" office:value="0.732684668750134">
            <text:p>0,7327</text:p>
          </table:table-cell>
          <table:table-cell table:style-name="ce52" table:formula="of:=IF([.$K$385]=1; [.$K389]*60*60*24; [.$K389]/60/60/24)" office:value-type="float" office:value="0.0305285278645889">
            <text:p>0,0305</text:p>
          </table:table-cell>
          <table:table-cell table:formula="of:=[.K389]/[.K388]" office:value-type="float" office:value="1.38227668866117">
            <text:p>1,38</text:p>
          </table:table-cell>
          <table:table-cell table:number-columns-repeated="1009"/>
        </table:table-row>
        <table:table-row table:style-name="ro1">
          <table:table-cell table:style-name="ce12" office:value-type="string">
            <text:p>5</text:p>
          </table:table-cell>
          <table:table-cell table:formula="of:=[.$B$385]" office:value-type="float" office:value="449.28">
            <text:p>449,28</text:p>
          </table:table-cell>
          <table:table-cell table:style-name="ce30" table:formula="of:=SFLINEAR([.$A390]; [.$C$385]; [.$D$385])" office:value-type="float" office:value="2917.84641000064">
            <text:p>2917,846</text:p>
          </table:table-cell>
          <table:table-cell/>
          <table:table-cell table:formula="of:=SFPOWER([.$A390]; [.$E$385]; [.$F$385]; [.$G$385])" office:value-type="float" office:value="0">
            <text:p>0</text:p>
          </table:table-cell>
          <table:table-cell table:number-columns-repeated="2"/>
          <table:table-cell table:formula="of:=SFEXP([.$A390]; [.$H$385]; [.$I$385])" office:value-type="float" office:value="0">
            <text:p>0</text:p>
          </table:table-cell>
          <table:table-cell table:number-columns-repeated="2"/>
          <table:table-cell table:style-name="ce47" table:formula="of:=SFJOIN([.B390];[.C390];[.E390];[.H390];[.$L$385])" office:value-type="float" office:value="3367.12641000064">
            <text:p>3367,1264</text:p>
          </table:table-cell>
          <table:table-cell table:style-name="ce47" table:formula="of:=IF([.$K$385]=1; [.$K390]*60; [.$K390]/60)" office:value-type="float" office:value="56.1187735000107">
            <text:p>56,1188</text:p>
          </table:table-cell>
          <table:table-cell table:style-name="ce52" table:formula="of:=IF([.$K$385]=1; [.$K390]*60*60; [.$K390]/60/60)" office:value-type="float" office:value="0.935312891666846">
            <text:p>0,9353</text:p>
          </table:table-cell>
          <table:table-cell table:style-name="ce52" table:formula="of:=IF([.$K$385]=1; [.$K390]*60*60*24; [.$K390]/60/60/24)" office:value-type="float" office:value="0.0389713704861186">
            <text:p>0,0390</text:p>
          </table:table-cell>
          <table:table-cell table:formula="of:=[.K390]/[.K389]" office:value-type="float" office:value="1.27655583849239">
            <text:p>1,28</text:p>
          </table:table-cell>
          <table:table-cell table:number-columns-repeated="1009"/>
        </table:table-row>
        <table:table-row table:style-name="ro1">
          <table:table-cell table:style-name="ce12" office:value-type="string">
            <text:p>6</text:p>
          </table:table-cell>
          <table:table-cell table:formula="of:=[.$B$385]" office:value-type="float" office:value="449.28">
            <text:p>449,28</text:p>
          </table:table-cell>
          <table:table-cell table:style-name="ce30" table:formula="of:=SFLINEAR([.$A391]; [.$C$385]; [.$D$385])" office:value-type="float" office:value="3647.3080125008">
            <text:p>3647,308</text:p>
          </table:table-cell>
          <table:table-cell/>
          <table:table-cell table:formula="of:=SFPOWER([.$A391]; [.$E$385]; [.$F$385]; [.$G$385])" office:value-type="float" office:value="0">
            <text:p>0</text:p>
          </table:table-cell>
          <table:table-cell table:number-columns-repeated="2"/>
          <table:table-cell table:formula="of:=SFEXP([.$A391]; [.$H$385]; [.$I$385])" office:value-type="float" office:value="0">
            <text:p>0</text:p>
          </table:table-cell>
          <table:table-cell table:number-columns-repeated="2"/>
          <table:table-cell table:style-name="ce47" table:formula="of:=SFJOIN([.B391];[.C391];[.E391];[.H391];[.$L$385])" office:value-type="float" office:value="4096.5880125008">
            <text:p>4096,5880</text:p>
          </table:table-cell>
          <table:table-cell table:style-name="ce47" table:formula="of:=IF([.$K$385]=1; [.$K391]*60; [.$K391]/60)" office:value-type="float" office:value="68.2764668750134">
            <text:p>68,2765</text:p>
          </table:table-cell>
          <table:table-cell table:style-name="ce52" table:formula="of:=IF([.$K$385]=1; [.$K391]*60*60; [.$K391]/60/60)" office:value-type="float" office:value="1.13794111458356">
            <text:p>1,1379</text:p>
          </table:table-cell>
          <table:table-cell table:style-name="ce52" table:formula="of:=IF([.$K$385]=1; [.$K391]*60*60*24; [.$K391]/60/60/24)" office:value-type="float" office:value="0.0474142131076482">
            <text:p>0,0474</text:p>
          </table:table-cell>
          <table:table-cell table:formula="of:=[.K391]/[.K390]" office:value-type="float" office:value="1.21664217902054">
            <text:p>1,22</text:p>
          </table:table-cell>
          <table:table-cell table:number-columns-repeated="1009"/>
        </table:table-row>
        <table:table-row table:style-name="ro1">
          <table:table-cell table:style-name="ce12" office:value-type="string">
            <text:p>7</text:p>
          </table:table-cell>
          <table:table-cell table:formula="of:=[.$B$385]" office:value-type="float" office:value="449.28">
            <text:p>449,28</text:p>
          </table:table-cell>
          <table:table-cell table:style-name="ce30" table:formula="of:=SFLINEAR([.$A392]; [.$C$385]; [.$D$385])" office:value-type="float" office:value="4376.76961500097">
            <text:p>4376,770</text:p>
          </table:table-cell>
          <table:table-cell/>
          <table:table-cell table:formula="of:=SFPOWER([.$A392]; [.$E$385]; [.$F$385]; [.$G$385])" office:value-type="float" office:value="0">
            <text:p>0</text:p>
          </table:table-cell>
          <table:table-cell table:number-columns-repeated="2"/>
          <table:table-cell table:formula="of:=SFEXP([.$A392]; [.$H$385]; [.$I$385])" office:value-type="float" office:value="0">
            <text:p>0</text:p>
          </table:table-cell>
          <table:table-cell table:number-columns-repeated="2"/>
          <table:table-cell table:style-name="ce47" table:formula="of:=SFJOIN([.B392];[.C392];[.E392];[.H392];[.$L$385])" office:value-type="float" office:value="4826.04961500097">
            <text:p>4826,0496</text:p>
          </table:table-cell>
          <table:table-cell table:style-name="ce47" table:formula="of:=IF([.$K$385]=1; [.$K392]*60; [.$K392]/60)" office:value-type="float" office:value="80.4341602500161">
            <text:p>80,4342</text:p>
          </table:table-cell>
          <table:table-cell table:style-name="ce52" table:formula="of:=IF([.$K$385]=1; [.$K392]*60*60; [.$K392]/60/60)" office:value-type="float" office:value="1.34056933750027">
            <text:p>1,3406</text:p>
          </table:table-cell>
          <table:table-cell table:style-name="ce52" table:formula="of:=IF([.$K$385]=1; [.$K392]*60*60*24; [.$K392]/60/60/24)" office:value-type="float" office:value="0.0558570557291778">
            <text:p>0,0559</text:p>
          </table:table-cell>
          <table:table-cell table:formula="of:=[.K392]/[.K391]" office:value-type="float" office:value="1.17806564884587">
            <text:p>1,18</text:p>
          </table:table-cell>
          <table:table-cell table:number-columns-repeated="1009"/>
        </table:table-row>
        <table:table-row table:style-name="ro1">
          <table:table-cell table:style-name="ce12" office:value-type="string">
            <text:p>8</text:p>
          </table:table-cell>
          <table:table-cell table:formula="of:=[.$B$385]" office:value-type="float" office:value="449.28">
            <text:p>449,28</text:p>
          </table:table-cell>
          <table:table-cell table:style-name="ce30" table:formula="of:=SFLINEAR([.$A393]; [.$C$385]; [.$D$385])" office:value-type="float" office:value="5106.23121750113">
            <text:p>5106,231</text:p>
          </table:table-cell>
          <table:table-cell/>
          <table:table-cell table:formula="of:=SFPOWER([.$A393]; [.$E$385]; [.$F$385]; [.$G$385])" office:value-type="float" office:value="0">
            <text:p>0</text:p>
          </table:table-cell>
          <table:table-cell table:number-columns-repeated="2"/>
          <table:table-cell table:formula="of:=SFEXP([.$A393]; [.$H$385]; [.$I$385])" office:value-type="float" office:value="0">
            <text:p>0</text:p>
          </table:table-cell>
          <table:table-cell table:number-columns-repeated="2"/>
          <table:table-cell table:style-name="ce47" table:formula="of:=SFJOIN([.B393];[.C393];[.E393];[.H393];[.$L$385])" office:value-type="float" office:value="5555.51121750113">
            <text:p>5555,5112</text:p>
          </table:table-cell>
          <table:table-cell table:style-name="ce47" table:formula="of:=IF([.$K$385]=1; [.$K393]*60; [.$K393]/60)" office:value-type="float" office:value="92.5918536250188">
            <text:p>92,5919</text:p>
          </table:table-cell>
          <table:table-cell table:style-name="ce52" table:formula="of:=IF([.$K$385]=1; [.$K393]*60*60; [.$K393]/60/60)" office:value-type="float" office:value="1.54319756041698">
            <text:p>1,5432</text:p>
          </table:table-cell>
          <table:table-cell table:style-name="ce52" table:formula="of:=IF([.$K$385]=1; [.$K393]*60*60*24; [.$K393]/60/60/24)" office:value-type="float" office:value="0.0642998983507075">
            <text:p>0,0643</text:p>
          </table:table-cell>
          <table:table-cell table:formula="of:=[.K393]/[.K392]" office:value-type="float" office:value="1.15115087093857">
            <text:p>1,15</text:p>
          </table:table-cell>
          <table:table-cell table:number-columns-repeated="1009"/>
        </table:table-row>
        <table:table-row table:style-name="ro1">
          <table:table-cell table:style-name="ce12" office:value-type="string">
            <text:p>9</text:p>
          </table:table-cell>
          <table:table-cell table:formula="of:=[.$B$385]" office:value-type="float" office:value="449.28">
            <text:p>449,28</text:p>
          </table:table-cell>
          <table:table-cell table:style-name="ce30" table:formula="of:=SFLINEAR([.$A394]; [.$C$385]; [.$D$385])" office:value-type="float" office:value="5835.69282000129">
            <text:p>5835,693</text:p>
          </table:table-cell>
          <table:table-cell/>
          <table:table-cell table:formula="of:=SFPOWER([.$A394]; [.$E$385]; [.$F$385]; [.$G$385])" office:value-type="float" office:value="0">
            <text:p>0</text:p>
          </table:table-cell>
          <table:table-cell table:number-columns-repeated="2"/>
          <table:table-cell table:formula="of:=SFEXP([.$A394]; [.$H$385]; [.$I$385])" office:value-type="float" office:value="0">
            <text:p>0</text:p>
          </table:table-cell>
          <table:table-cell table:number-columns-repeated="2"/>
          <table:table-cell table:style-name="ce47" table:formula="of:=SFJOIN([.B394];[.C394];[.E394];[.H394];[.$L$385])" office:value-type="float" office:value="6284.97282000129">
            <text:p>6284,9728</text:p>
          </table:table-cell>
          <table:table-cell table:style-name="ce47" table:formula="of:=IF([.$K$385]=1; [.$K394]*60; [.$K394]/60)" office:value-type="float" office:value="104.749547000021">
            <text:p>104,7495</text:p>
          </table:table-cell>
          <table:table-cell table:style-name="ce52" table:formula="of:=IF([.$K$385]=1; [.$K394]*60*60; [.$K394]/60/60)" office:value-type="float" office:value="1.74582578333369">
            <text:p>1,7458</text:p>
          </table:table-cell>
          <table:table-cell table:style-name="ce52" table:formula="of:=IF([.$K$385]=1; [.$K394]*60*60*24; [.$K394]/60/60/24)" office:value-type="float" office:value="0.0727427409722371">
            <text:p>0,0727</text:p>
          </table:table-cell>
          <table:table-cell table:formula="of:=[.K394]/[.K393]" office:value-type="float" office:value="1.13130413636862">
            <text:p>1,13</text:p>
          </table:table-cell>
          <table:table-cell table:number-columns-repeated="1009"/>
        </table:table-row>
        <table:table-row table:style-name="ro1">
          <table:table-cell table:style-name="ce12" office:value-type="string">
            <text:p>10</text:p>
          </table:table-cell>
          <table:table-cell table:formula="of:=[.$B$385]" office:value-type="float" office:value="449.28">
            <text:p>449,28</text:p>
          </table:table-cell>
          <table:table-cell table:style-name="ce30" table:formula="of:=SFLINEAR([.$A395]; [.$C$385]; [.$D$385])" office:value-type="float" office:value="6565.15442250145">
            <text:p>6565,154</text:p>
          </table:table-cell>
          <table:table-cell/>
          <table:table-cell table:formula="of:=SFPOWER([.$A395]; [.$E$385]; [.$F$385]; [.$G$385])" office:value-type="float" office:value="0">
            <text:p>0</text:p>
          </table:table-cell>
          <table:table-cell table:number-columns-repeated="2"/>
          <table:table-cell table:formula="of:=SFEXP([.$A395]; [.$H$385]; [.$I$385])" office:value-type="float" office:value="0">
            <text:p>0</text:p>
          </table:table-cell>
          <table:table-cell table:number-columns-repeated="2"/>
          <table:table-cell table:style-name="ce47" table:formula="of:=SFJOIN([.B395];[.C395];[.E395];[.H395];[.$L$385])" office:value-type="float" office:value="7014.43442250145">
            <text:p>7014,4344</text:p>
          </table:table-cell>
          <table:table-cell table:style-name="ce47" table:formula="of:=IF([.$K$385]=1; [.$K395]*60; [.$K395]/60)" office:value-type="float" office:value="116.907240375024">
            <text:p>116,9072</text:p>
          </table:table-cell>
          <table:table-cell table:style-name="ce52" table:formula="of:=IF([.$K$385]=1; [.$K395]*60*60; [.$K395]/60/60)" office:value-type="float" office:value="1.9484540062504">
            <text:p>1,9485</text:p>
          </table:table-cell>
          <table:table-cell table:style-name="ce52" table:formula="of:=IF([.$K$385]=1; [.$K395]*60*60*24; [.$K395]/60/60/24)" office:value-type="float" office:value="0.0811855835937667">
            <text:p>0,0812</text:p>
          </table:table-cell>
          <table:table-cell table:formula="of:=[.K395]/[.K394]" office:value-type="float" office:value="1.11606440049808">
            <text:p>1,12</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7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office:value-type="float" office:value="2" table:number-columns-spanned="2" table:number-rows-spanned="1">
            <text:p>2</text:p>
          </table:table-cell>
          <table:covered-table-cell/>
          <table:table-cell table:style-name="ce67" office:value-type="float" office:value="3.1" table:number-columns-spanned="2" table:number-rows-spanned="1">
            <text:p>3,1</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2.5" table:number-columns-spanned="2" table:number-rows-spanned="1">
            <text:p>2,5</text:p>
          </table:table-cell>
          <table:covered-table-cell/>
          <table:table-cell table:style-name="ce67" office:value-type="float" office:value="4" table:number-columns-spanned="2" table:number-rows-spanned="1">
            <text:p>4</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2.899cm" svg:height="0.596cm" svg:x="3.051cm" svg:y="2.43cm" draw:caption-point-x="-0.61cm" draw:caption-point-y="1.537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2.899cm" svg:height="2.176cm" svg:x="27.878cm" svg:y="22.486cm" draw:caption-point-x="-0.61cm" draw:caption-point-y="1.526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8.818cm" svg:y="22.486cm" draw:caption-point-x="-0.61cm" draw:caption-point-y="1.526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3cm" draw:caption-point-x="-0.61cm" draw:caption-point-y="1.539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28cm" draw:caption-point-x="-0.61cm" draw:caption-point-y="1.539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1095.73">
            <text:p>1095,73</text:p>
          </table:table-cell>
          <table:table-cell table:style-name="ce71" table:formula="of:=VLOOKUP([.$B56];[.$A$2:.$H28];4;0)*[.$Q56]" office:value-type="float" office:value="1698.3815">
            <text:p>1698,38</text:p>
          </table:table-cell>
          <table:table-cell table:style-name="ce71"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492">
            <text:p>1492</text:p>
          </table:table-cell>
          <table:table-cell table:style-name="ce71" table:formula="of:=VLOOKUP([.$B57];[.$A$2:.$H29];4;0)*[.$Q57]" office:value-type="float" office:value="2312.6">
            <text:p>2312,6</text:p>
          </table:table-cell>
          <table:table-cell table:style-name="ce71"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9"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1]/[.$Z$60]" office:value-type="float" office:value="307.5">
            <text:p>307,5</text:p>
          </table:table-cell>
          <table:table-cell table:style-name="ce71" table:formula="of:=[.R61]/[.$Z$60]" office:value-type="float" office:value="768.75">
            <text:p>768,75</text:p>
          </table:table-cell>
          <table:table-cell table:style-name="ce71" table:formula="of:=[.S61]/[.$Z$60]" office:value-type="float" office:value="1076.25">
            <text:p>1076,25</text:p>
          </table:table-cell>
          <table:table-cell table:style-name="ce71"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5"/>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5];11;0)+[.E61]*[.H61]*VLOOKUP([.$B61];[.$A$2:.$N35];12;0))*(1 + ([.D61]-[Variables.$B$7])*VLOOKUP([.$B61];[.$A$2:.$O35];13;0)/100)" office:value-type="float" office:value="1537.5">
            <text:p>1537,5</text:p>
          </table:table-cell>
          <table:table-cell table:style-name="ce71" table:formula="of:=VLOOKUP([.$B61];[.$A$2:.$H50];2;0)*[.$Q61]" office:value-type="float" office:value="3843.75">
            <text:p>3843,75</text:p>
          </table:table-cell>
          <table:table-cell table:style-name="ce71" table:formula="of:=VLOOKUP([.$B61];[.$A$2:.$H50];4;0)*[.$Q61]" office:value-type="float" office:value="5381.25">
            <text:p>5381,25</text:p>
          </table:table-cell>
          <table:table-cell table:style-name="ce71"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5"/>
          <table:table-cell table:formula="of:=[.C61]*TBLFIND([.$A$1:.$N$27];[.B61]; [.$N$1])" office:value-type="float" office:value="7.2">
            <text:p>7,2</text:p>
          </table:table-cell>
          <table:table-cell table:style-name="ce25" table:formula="of:=[.C61]*TBLFIND([.$A$1:.$O$27];[.B61]; [.$O$1])" office:value-type="float" office:value="21.6">
            <text:p>21,6</text:p>
          </table:table-cell>
          <table:table-cell table:number-columns-repeated="999"/>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6];11;0)+[.E62]*[.H62]*VLOOKUP([.$B62];[.$A$2:.$N36];12;0))*(1 + ([.D62]-[Variables.$B$7])*VLOOKUP([.$B62];[.$A$2:.$O36];13;0)/100)" office:value-type="float" office:value="2245.46">
            <text:p>2245,46</text:p>
          </table:table-cell>
          <table:table-cell table:style-name="ce71" table:formula="of:=VLOOKUP([.$B62];[.$A$2:.$H51];2;0)*[.$Q62]" office:value-type="float" office:value="5838.196">
            <text:p>5838,2</text:p>
          </table:table-cell>
          <table:table-cell table:style-name="ce71" table:formula="of:=VLOOKUP([.$B62];[.$A$2:.$H51];4;0)*[.$Q62]" office:value-type="float" office:value="8083.656">
            <text:p>8083,66</text:p>
          </table:table-cell>
          <table:table-cell table:style-name="ce71"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5"/>
          <table:table-cell table:formula="of:=[.C62]*TBLFIND([.$A$1:.$N$27];[.B62]; [.$N$1])" office:value-type="float" office:value="10.024">
            <text:p>10,02</text:p>
          </table:table-cell>
          <table:table-cell table:style-name="ce25" table:formula="of:=[.C62]*TBLFIND([.$A$1:.$O$27];[.B62]; [.$O$1])" office:value-type="float" office:value="30.072">
            <text:p>30,07</text:p>
          </table:table-cell>
          <table:table-cell table:number-columns-repeated="999"/>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9.026cm" draw:caption-point-x="-0.61cm" draw:caption-point-y="1.538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71" table:formula="of:=([.C63]*VLOOKUP([.$B63];[.$A$2:.$N37];11;0)+[.E63]*[.H63]*VLOOKUP([.$B63];[.$A$2:.$N37];12;0))*(1 + ([.D63]-[Variables.$B$7])*VLOOKUP([.$B63];[.$A$2:.$O37];13;0)/100)" office:value-type="float" office:value="6916">
            <text:p>6916</text:p>
          </table:table-cell>
          <table:table-cell table:style-name="ce71" table:formula="of:=VLOOKUP([.$B63];[.$A$2:.$H52];2;0)*[.$Q63]" office:value-type="float" office:value="20748">
            <text:p>20748</text:p>
          </table:table-cell>
          <table:table-cell table:style-name="ce71" table:formula="of:=VLOOKUP([.$B63];[.$A$2:.$H52];4;0)*[.$Q63]" office:value-type="float" office:value="31122">
            <text:p>31122</text:p>
          </table:table-cell>
          <table:table-cell table:style-name="ce71"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5" table:formula="of:=ROUND([.W59]*0.33)" office:value-type="float" office:value="411">
            <text:p>411</text:p>
          </table:table-cell>
          <table:table-cell table:formula="of:=[.C63]*TBLFIND([.$A$1:.$N$27];[.B63]; [.$N$1])" office:value-type="float" office:value="17.2">
            <text:p>17,2</text:p>
          </table:table-cell>
          <table:table-cell table:style-name="ce25" table:formula="of:=[.C63]*TBLFIND([.$A$1:.$O$27];[.B63]; [.$O$1])" office:value-type="float" office:value="51.6">
            <text:p>51,6</text:p>
          </table:table-cell>
          <table:table-cell table:number-columns-repeated="999"/>
        </table:table-row>
        <table:table-row table:style-name="ro1">
          <table:table-cell table:style-name="ce59" office:value-type="string">
            <text:p>Rhyno Gun1</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8];11;0)+[.E64]*[.H64]*VLOOKUP([.$B64];[.$A$2:.$N38];12;0))*(1 + ([.D64]-[Variables.$B$7])*VLOOKUP([.$B64];[.$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9];11;0)+[.E65]*[.H65]*VLOOKUP([.$B65];[.$A$2:.$N39];12;0))*(1 + ([.D65]-[Variables.$B$7])*VLOOKUP([.$B65];[.$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40];11;0)+[.E66]*[.H66]*VLOOKUP([.$B66];[.$A$2:.$N40];12;0))*(1 + ([.D66]-[Variables.$B$7])*VLOOKUP([.$B66];[.$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2" draw:text-style-name="P2" svg:width="4.768cm" svg:height="0.596cm" svg:x="3.051cm" svg:y="30.846cm" draw:caption-point-x="-0.61cm" draw:caption-point-y="1.538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846cm" draw:caption-point-x="-0.61cm" draw:caption-point-y="1.538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1];11;0)+[.E67]*[.H67]*VLOOKUP([.$B67];[.$A$2:.$N41];12;0))*(1 + ([.D67]-[Variables.$B$7])*VLOOKUP([.$B67];[.$A$2:.$O41];13;0)/100)" office:value-type="float" office:value="3731.2">
            <text:p>3731,2</text:p>
          </table:table-cell>
          <table:table-cell table:style-name="ce71" table:formula="of:=VLOOKUP([.$B67];[.$A$2:.$H53];2;0)*[.$Q67]" office:value-type="float" office:value="9701.12">
            <text:p>9701,12</text:p>
          </table:table-cell>
          <table:table-cell table:style-name="ce71" table:formula="of:=VLOOKUP([.$B67];[.$A$2:.$H53];4;0)*[.$Q67]" office:value-type="float" office:value="13432.32">
            <text:p>13432,32</text:p>
          </table:table-cell>
          <table:table-cell table:style-name="ce71"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5" table:formula="of:=[.C67]*TBLFIND([.$A$1:.$O$27];[.B67]; [.$O$1])" office:value-type="float" office:value="19.32">
            <text:p>19,32</text:p>
          </table:table-cell>
          <table:table-cell table:number-columns-repeated="999"/>
        </table:table-row>
        <table:table-row table:style-name="ro1">
          <table:table-cell table:style-name="ce60" office:value-type="string">
            <office:annotation draw:style-name="gr2" draw:text-style-name="P2" svg:width="5.677cm" svg:height="0.596cm" svg:x="3.051cm" svg:y="31.301cm" draw:caption-point-x="-0.61cm" draw:caption-point-y="1.538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1.301cm" draw:caption-point-x="-0.61cm" draw:caption-point-y="1.538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2];11;0)+[.E68]*[.H68]*VLOOKUP([.$B68];[.$A$2:.$N42];12;0))*(1 + ([.D68]-[Variables.$B$7])*VLOOKUP([.$B68];[.$A$2:.$O42];13;0)/100)" office:value-type="float" office:value="3213.82">
            <text:p>3213,82</text:p>
          </table:table-cell>
          <table:table-cell table:style-name="ce71" table:formula="of:=VLOOKUP([.$B68];[.$A$2:.$H54];2;0)*[.$Q68]" office:value-type="float" office:value="8355.932">
            <text:p>8355,93</text:p>
          </table:table-cell>
          <table:table-cell table:style-name="ce71" table:formula="of:=VLOOKUP([.$B68];[.$A$2:.$H54];4;0)*[.$Q68]" office:value-type="float" office:value="11569.752">
            <text:p>11569,75</text:p>
          </table:table-cell>
          <table:table-cell table:style-name="ce71"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5"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757cm" draw:caption-point-x="-0.61cm" draw:caption-point-y="1.538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9]*VLOOKUP([.$B69];[.$A$2:.$N43];11;0)+[.E69]*[.H69]*VLOOKUP([.$B69];[.$A$2:.$N43];12;0))*(1 + ([.D69]-[Variables.$B$7])*VLOOKUP([.$B69];[.$A$2:.$O43];13;0)/100)" office:value-type="float" office:value="91">
            <text:p>91</text:p>
          </table:table-cell>
          <table:table-cell table:style-name="ce71" table:formula="of:=VLOOKUP([.$B69];[.$A$2:.$H56];2;0)*[.$Q69]" office:value-type="float" office:value="182">
            <text:p>182</text:p>
          </table:table-cell>
          <table:table-cell table:style-name="ce71" table:formula="of:=VLOOKUP([.$B69];[.$A$2:.$H56];4;0)*[.$Q69]" office:value-type="float" office:value="364">
            <text:p>364</text:p>
          </table:table-cell>
          <table:table-cell table:style-name="ce71"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5"/>
          <table:table-cell table:number-columns-repeated="999"/>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0]*VLOOKUP([.$B70];[.$A$2:.$N44];11;0)+[.E70]*[.H70]*VLOOKUP([.$B70];[.$A$2:.$N44];12;0))*(1 + ([.D70]-[Variables.$B$7])*VLOOKUP([.$B70];[.$A$2:.$O44];13;0)/100)" office:value-type="float" office:value="234.78">
            <text:p>234,78</text:p>
          </table:table-cell>
          <table:table-cell table:style-name="ce71" table:formula="of:=VLOOKUP([.$B70];[.$A$2:.$H57];2;0)*[.$Q70]" office:value-type="float" office:value="375.648">
            <text:p>375,65</text:p>
          </table:table-cell>
          <table:table-cell table:style-name="ce71" table:formula="of:=VLOOKUP([.$B70];[.$A$2:.$H57];4;0)*[.$Q70]" office:value-type="float" office:value="751.296">
            <text:p>751,3</text:p>
          </table:table-cell>
          <table:table-cell table:style-name="ce71"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5"/>
          <table:table-cell table:number-columns-repeated="999"/>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6"/>
          <table:table-cell table:style-name="ce58"/>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1]*VLOOKUP([.$B71];[.$A$2:.$N45];11;0)+[.E72]*[.H72]*VLOOKUP([.$B71];[.$A$2:.$N45];12;0))*(1 + ([.D71]-[Variables.$B$7])*VLOOKUP([.$B71];[.$A$2:.$O45];13;0)/100)" office:value-type="float" office:value="391.53">
            <text:p>391,53</text:p>
          </table:table-cell>
          <table:table-cell table:style-name="ce71" table:formula="of:=VLOOKUP([.$B71];[.$A$2:.$H58];2;0)*[.$Q71]" office:value-type="float" office:value="783.06">
            <text:p>783,06</text:p>
          </table:table-cell>
          <table:table-cell table:style-name="ce71" table:formula="of:=VLOOKUP([.$B71];[.$A$2:.$H58];4;0)*[.$Q71]" office:value-type="float" office:value="1213.743">
            <text:p>1213,74</text:p>
          </table:table-cell>
          <table:table-cell table:style-name="ce71"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80]/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style-name="ce69"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5:.E76])" office:value-type="float" office:value="120">
            <text:p>120</text:p>
          </table:table-cell>
          <table:table-cell table:style-name="ce76"/>
          <table:table-cell table:style-name="ce58"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6];11;0)+[.E74]*[.H74]*VLOOKUP([.$B74];[.$A$2:.$N46];12;0))*(1 + ([.D74]-[Variables.$B$7])*VLOOKUP([.$B74];[.$A$2:.$O46];13;0)/100)" office:value-type="float" office:value="715.74">
            <text:p>715,74</text:p>
          </table:table-cell>
          <table:table-cell table:style-name="ce71" table:formula="of:=VLOOKUP([.$B74];[.$A$2:.$H61];2;0)*[.$Q74]" office:value-type="float" office:value="1789.35">
            <text:p>1789,35</text:p>
          </table:table-cell>
          <table:table-cell table:style-name="ce71" table:formula="of:=VLOOKUP([.$B74];[.$A$2:.$H61];4;0)*[.$Q74]" office:value-type="float" office:value="2862.96">
            <text:p>2862,96</text:p>
          </table:table-cell>
          <table:table-cell table:style-name="ce71"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2" draw:text-style-name="P2" svg:width="3.37cm" svg:height="0.596cm" svg:x="3.051cm" svg:y="35.399cm" draw:caption-point-x="-0.61cm" draw:caption-point-y="1.537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3]*1.25" office:value-type="float" office:value="26875">
            <text:p>26875</text:p>
          </table:table-cell>
          <table:table-cell office:value-type="float" office:value="7">
            <text:p>7</text:p>
          </table:table-cell>
          <table:table-cell table:style-name="ce76" table:formula="of:=AVERAGE([.E78:.E79])" office:value-type="float" office:value="262.5">
            <text:p>262,5</text:p>
          </table:table-cell>
          <table:table-cell table:style-name="ce76"/>
          <table:table-cell table:style-name="ce76"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7]*VLOOKUP([.$B77];[.$A$2:.$N47];11;0)+[.E77]*[.H77]*VLOOKUP([.$B77];[.$A$2:.$N47];12;0))*(1 + ([.D78]-[Variables.$B$7])*VLOOKUP([.$B77];[.$A$2:.$O47];13;0)/100)" office:value-type="float" office:value="3244.125">
            <text:p>3244,13</text:p>
          </table:table-cell>
          <table:table-cell table:style-name="ce71" table:formula="of:=VLOOKUP([.$B77];[.$A$2:.$H62];2;0)*[.$Q77]" office:value-type="float" office:value="9732.375">
            <text:p>9732,38</text:p>
          </table:table-cell>
          <table:table-cell table:style-name="ce71" table:formula="of:=VLOOKUP([.$B77];[.$A$2:.$H62];4;0)*[.$Q77]" office:value-type="float" office:value="14598.5625">
            <text:p>14598,56</text:p>
          </table:table-cell>
          <table:table-cell table:style-name="ce71"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5"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9" table:formula="of:=[.E64]*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6.331cm" draw:caption-point-x="-0.61cm" draw:caption-point-y="1.515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8]" office:value-type="float" office:value="26875">
            <text:p>26875</text:p>
          </table:table-cell>
          <table:table-cell/>
          <table:table-cell table:style-name="ce76" table:formula="of:=[.E66]*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596cm" svg:x="3.051cm" svg:y="36.764cm" draw:caption-point-x="-0.61cm" draw:caption-point-y="1.537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1]*1.25" office:value-type="float" office:value="2812.5">
            <text:p>2812,5</text:p>
          </table:table-cell>
          <table:table-cell table:formula="of:=[.D61]+1" office:value-type="float" office:value="11">
            <text:p>11</text:p>
          </table:table-cell>
          <table:table-cell table:style-name="ce76" table:formula="of:=[.E61]*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0]*VLOOKUP([.$B80];[.$A$2:.$N48];11;0)+[.E80]*[.H80]*VLOOKUP([.$B80];[.$A$2:.$N48];12;0))*(1 + ([.D80]-[Variables.$B$7])*VLOOKUP([.$B80];[.$A$2:.$O48];13;0)/100)" office:value-type="float" office:value="1534.78125">
            <text:p>1534,78</text:p>
          </table:table-cell>
          <table:table-cell table:style-name="ce71" table:formula="of:=VLOOKUP([.$B80];[.$A$2:.$H63];2;0)*[.$Q80]" office:value-type="float" office:value="3836.953125">
            <text:p>3836,95</text:p>
          </table:table-cell>
          <table:table-cell table:style-name="ce71" table:formula="of:=VLOOKUP([.$B80];[.$A$2:.$H63];4;0)*[.$Q80]" office:value-type="float" office:value="5371.734375">
            <text:p>5371,73</text:p>
          </table:table-cell>
          <table:table-cell table:style-name="ce71"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5"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9cm" draw:caption-point-x="-0.61cm" draw:caption-point-y="1.537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1]*VLOOKUP([.$B81];[.$A$2:.$N49];11;0)+[.E82]*[.H82]*VLOOKUP([.$B81];[.$A$2:.$N49];12;0))*(1 + ([.D81]-[Variables.$B$7])*VLOOKUP([.$B81];[.$A$2:.$O49];13;0)/100)" office:value-type="float" office:value="2157.5535">
            <text:p>2157,55</text:p>
          </table:table-cell>
          <table:table-cell table:style-name="ce71" table:formula="of:=VLOOKUP([.$B81];[.$A$2:.$H67];2;0)*[.$Q81]" office:value-type="float" office:value="5609.6391">
            <text:p>5609,64</text:p>
          </table:table-cell>
          <table:table-cell table:style-name="ce71" table:formula="of:=VLOOKUP([.$B81];[.$A$2:.$H67];4;0)*[.$Q81]" office:value-type="float" office:value="7767.1926">
            <text:p>7767,19</text:p>
          </table:table-cell>
          <table:table-cell table:style-name="ce71"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5"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2]*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151cm" draw:caption-point-x="-0.61cm" draw:caption-point-y="1.515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588cm" draw:caption-point-x="-0.61cm" draw:caption-point-y="1.534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0];11;0)+[.E84]*[.H84]*VLOOKUP([.$B84];[.$A$2:.$N50];12;0))*(1 + ([.D84]-[Variables.$B$7])*VLOOKUP([.$B84];[.$A$2:.$O50];13;0)/100)" office:value-type="float" office:value="1548.4">
            <text:p>1548,4</text:p>
          </table:table-cell>
          <table:table-cell table:style-name="ce71" table:formula="of:=VLOOKUP([.$B84];[.$A$2:.$H68];2;0)*[.$Q84]" office:value-type="float" office:value="2012.92">
            <text:p>2012,92</text:p>
          </table:table-cell>
          <table:table-cell table:style-name="ce71" table:formula="of:=VLOOKUP([.$B84];[.$A$2:.$H68];4;0)*[.$Q84]" office:value-type="float" office:value="4180.68">
            <text:p>4180,68</text:p>
          </table:table-cell>
          <table:table-cell table:style-name="ce71" table:formula="of:=VLOOKUP([.$B84];[.$A$2:.$H68];6;0)*[.$Q84]" office:value-type="float" office:value="309.68">
            <text:p>309,68</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9.043cm" draw:caption-point-x="-0.61cm" draw:caption-point-y="1.534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1];11;0)+[.E85]*[.H85]*VLOOKUP([.$B85];[.$A$2:.$N51];12;0))*(1 + ([.D85]-[Variables.$B$7])*VLOOKUP([.$B85];[.$A$2:.$O51];13;0)/100)" office:value-type="float" office:value="2250">
            <text:p>2250</text:p>
          </table:table-cell>
          <table:table-cell table:style-name="ce71" table:formula="of:=VLOOKUP([.$B85];[.$A$2:.$H69];2;0)*[.$Q85]" office:value-type="float" office:value="2925">
            <text:p>2925</text:p>
          </table:table-cell>
          <table:table-cell table:style-name="ce71" table:formula="of:=VLOOKUP([.$B85];[.$A$2:.$H69];4;0)*[.$Q85]" office:value-type="float" office:value="6075">
            <text:p>6075</text:p>
          </table:table-cell>
          <table:table-cell table:style-name="ce71" table:formula="of:=VLOOKUP([.$B85];[.$A$2:.$H69];6;0)*[.$Q85]" office:value-type="float" office:value="450">
            <text:p>45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1.386cm" svg:x="3.051cm" svg:y="39.498cm" draw:caption-point-x="-0.61cm" draw:caption-point-y="1.534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2];11;0)+[.E86]*[.H86]*VLOOKUP([.$B86];[.$A$2:.$N52];12;0))*(1 + ([.D86]-[Variables.$B$7])*VLOOKUP([.$B86];[.$A$2:.$O52];13;0)/100)" office:value-type="float" office:value="3600">
            <text:p>3600</text:p>
          </table:table-cell>
          <table:table-cell table:style-name="ce71" table:formula="of:=VLOOKUP([.$B86];[.$A$2:.$H70];2;0)*[.$Q86]" office:value-type="float" office:value="4680">
            <text:p>4680</text:p>
          </table:table-cell>
          <table:table-cell table:style-name="ce71" table:formula="of:=VLOOKUP([.$B86];[.$A$2:.$H70];4;0)*[.$Q86]" office:value-type="float" office:value="9720">
            <text:p>9720</text:p>
          </table:table-cell>
          <table:table-cell table:style-name="ce71" table:formula="of:=VLOOKUP([.$B86];[.$A$2:.$H70];6;0)*[.$Q86]" office:value-type="float" office:value="720">
            <text:p>720</text:p>
          </table:table-cell>
          <table:table-cell table:number-columns-repeated="4"/>
          <table:table-cell table:style-name="ce25"/>
          <table:table-cell table:number-columns-repeated="999"/>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71" table:formula="of:=([.C87]*VLOOKUP([.$B87];[.$A$2:.$N53];11;0)+[.E87]*[.H87]*VLOOKUP([.$B87];[.$A$2:.$N53];12;0))*(1 + ([.D87]-[Variables.$B$7])*VLOOKUP([.$B87];[.$A$2:.$O53];13;0)/100)" office:value-type="float" office:value="0">
            <text:p>0</text:p>
          </table:table-cell>
          <table:table-cell table:style-name="ce71" table:formula="of:=VLOOKUP([.$B87];[.$A$2:.$H71];2;0)*[.$Q87]" office:value-type="float" office:value="0">
            <text:p>0</text:p>
          </table:table-cell>
          <table:table-cell table:style-name="ce71" table:formula="of:=VLOOKUP([.$B87];[.$A$2:.$H71];4;0)*[.$Q87]" office:value-type="float" office:value="0">
            <text:p>0</text:p>
          </table:table-cell>
          <table:table-cell table:style-name="ce71"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5" table:formula="of:=[.C87]*TBLFIND([.$A$1:.$O$27];[.B87]; [.$O$1])" office:value-type="float" office:value="0">
            <text:p>0</text:p>
          </table:table-cell>
          <table:table-cell table:number-columns-repeated="999"/>
        </table:table-row>
        <table:table-row table:style-name="ro1">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9">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8]; [.$A92]; [.$I$51]); TBLFIND([.$A$51:.$T$88]; [.$B92]; [.$M$51]); TBLFIND([.$A$51:.$T$88]; [.$A92]; [.$E$51]); TBLFIND([.$A$51:.$T$88]; [.$A92]; [.$H$51]))" office:value-type="float" office:value="80.5">
            <text:p>80,5</text:p>
          </table:table-cell>
          <table:table-cell table:style-name="ce25"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5" table:formula="of:=[.D92]/[.D93]" office:value-type="float" office:value="0.279513888888889">
            <text:p>0,28</text:p>
          </table:table-cell>
          <table:table-cell table:style-name="ce25" table:formula="of:=VTBLFIND([.$A92]; [.$A$51:.$T$89]; [.C$51])/VTBLFIND([.$B92]; [.$A$51:.$T$89];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2]" office:value-type="string" office:string-value="Azure">
            <text:p>Azure</text:p>
          </table:table-cell>
          <table:table-cell table:style-name="ce70" table:formula="of:=[.A92]" office:value-type="string" office:string-value="Scorpion" table:number-columns-spanned="2" table:number-rows-spanned="1">
            <text:p>Scorpion</text:p>
          </table:table-cell>
          <table:covered-table-cell table:style-name="ce62"/>
          <table:table-cell table:style-name="ce77" table:formula="of:=DAMAGETOARMOR([.$A$30:.$C$48]; TBLFIND([.$A$51:.$T$88]; [.$A93]; [.$I$51]); TBLFIND([.$A$51:.$T$88]; [.$B93]; [.$M$51]); TBLFIND([.$A$51:.$T$88]; [.$A93]; [.$E$51]); TBLFIND([.$A$51:.$T$88]; [.$A93]; [.$H$51]))" office:value-type="float" office:value="288">
            <text:p>288</text:p>
          </table:table-cell>
          <table:table-cell table:style-name="ce77" table:formula="of:=TBLFIND([.$A$51:.$Y$89]; [.$B93]; [.$C$51])/[.$D93]" office:value-type="float" office:value="3.29861111111111">
            <text:p>3,3</text:p>
          </table:table-cell>
          <table:table-cell table:style-name="ce62" table:formula="of:=VTBLFIND([.$A93]; [.$A$51:.$T$89]; [.R$51])/VTBLFIND([.$B93]; [.$A$51:.$T$89]; [.R$51])" office:value-type="float" office:value="1.36164931141796">
            <text:p>1,36</text:p>
          </table:table-cell>
          <table:table-cell table:style-name="ce62" table:formula="of:=VTBLFIND([.$A93]; [.$A$51:.$T$89]; [.S$51])/VTBLFIND([.$B93]; [.$A$51:.$T$89]; [.S$51])" office:value-type="float" office:value="1.36164931141796">
            <text:p>1,36</text:p>
          </table:table-cell>
          <table:table-cell table:style-name="ce62" table:formula="of:=VTBLFIND([.$A93]; [.$A$51:.$T$89]; [.T$51])/VTBLFIND([.$B93]; [.$A$51:.$T$89]; [.T$51])" office:value-type="float" office:value="1.36164931141796">
            <text:p>1,36</text:p>
          </table:table-cell>
          <table:table-cell table:style-name="ce77" table:formula="of:=[.D93]/[.D92]" office:value-type="float" office:value="3.57763975155279">
            <text:p>3,58</text:p>
          </table:table-cell>
          <table:table-cell table:style-name="ce77" table:formula="of:=VTBLFIND([.$A93]; [.$A$51:.$T$89]; [.C$51])/VTBLFIND([.$B93]; [.$A$51:.$T$89]; [.C$51])" office:value-type="float" office:value="0.610526315789474">
            <text:p>0,61</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8]; [.$A$96]; [.R$51])" office:value-type="float" office:value="3843.75">
            <text:p>3843,75</text:p>
          </table:table-cell>
          <table:table-cell table:style-name="ce67" table:formula="of:=TBLFIND([.$A$51:.$W$88]; [.$A$96]; [.S$51])" office:value-type="float" office:value="5381.25">
            <text:p>5381,25</text:p>
          </table:table-cell>
          <table:table-cell table:style-name="ce67" table:formula="of:=TBLFIND([.$A$51:.$W$88]; [.$A$96];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9">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1];[Main.$C$3:.$M$3]) * SHOURS(1) / [.$B$96]" office:value-type="float" office:value="0.00515121951219512">
            <text:p>0,01</text:p>
          </table:table-cell>
          <table:table-cell table:style-name="ce74"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5" table:formula="of:=SUPERFORMULA([.$A101];[Main.$C$3:.$M$3]) * SDAYS(1) / [.$B$96]" office:value-type="float" office:value="0.123629268292683">
            <text:p>0,12</text:p>
          </table:table-cell>
          <table:table-cell table:style-name="ce74"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5" table:formula="of:=SUPERFORMULA([.$A101];[Main.$C$3:.$M$3]) * SWEEKS(1) / [.$B$96]" office:value-type="float" office:value="0.865404878048781">
            <text:p>0,87</text:p>
          </table:table-cell>
          <table:table-cell table:style-name="ce67" table:formula="of:=SUPERFORMULA([.$A101];[Main.$C$16:.$M$16]) * SWEEKS(1) / [.$C$96]" office:value-type="float" office:value="1.34868292682927">
            <text:p>1,35</text:p>
          </table:table-cell>
          <table:table-cell table:style-name="ce25" table:formula="of:=SUPERFORMULA([.$A101];[Main.$C$33:.$M$33]) * SWEEKS(1) / [.$D$96]" office:value-type="float" office:value="3.37170731707317">
            <text:p>3,37</text:p>
          </table:table-cell>
          <table:table-cell/>
          <table:table-cell table:style-name="ce25" table:formula="of:=SUPERFORMULA([.$A101];[Main.$C$3:.$M$3]) * SMONTHS(1) / [.$B$96]" office:value-type="float" office:value="3.70887804878049">
            <text:p>3,71</text:p>
          </table:table-cell>
          <table:table-cell table:style-name="ce67" table:formula="of:=SUPERFORMULA([.$A101];[Main.$C$16:.$M$16]) * SMONTHS(1) / [.$C$96]" office:value-type="float" office:value="5.78006968641115">
            <text:p>5,78</text:p>
          </table:table-cell>
          <table:table-cell table:style-name="ce67"/>
          <table:table-cell table:style-name="ce25"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2];[Main.$C$3:.$M$3]) * SHOURS(1) / [.$B$96]" office:value-type="float" office:value="0.0103696609990584">
            <text:p>0,01</text:p>
          </table:table-cell>
          <table:table-cell table:style-name="ce74"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5" table:formula="of:=SUPERFORMULA([.$A102];[Main.$C$3:.$M$3]) * SDAYS(1) / [.$B$96]" office:value-type="float" office:value="0.248871863977401">
            <text:p>0,25</text:p>
          </table:table-cell>
          <table:table-cell table:style-name="ce74"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5" table:formula="of:=SUPERFORMULA([.$A102];[Main.$C$3:.$M$3]) * SWEEKS(1) / [.$B$96]" office:value-type="float" office:value="1.74210304784181">
            <text:p>1,74</text:p>
          </table:table-cell>
          <table:table-cell table:style-name="ce67" table:formula="of:=SUPERFORMULA([.$A102];[Main.$C$16:.$M$16]) * SWEEKS(1) / [.$C$96]" office:value-type="float" office:value="2.72963240149924">
            <text:p>2,73</text:p>
          </table:table-cell>
          <table:table-cell table:style-name="ce25" table:formula="of:=SUPERFORMULA([.$A102];[Main.$C$33:.$M$33]) * SWEEKS(1) / [.$D$96]" office:value-type="float" office:value="6.77568118198705">
            <text:p>6,78</text:p>
          </table:table-cell>
          <table:table-cell/>
          <table:table-cell table:style-name="ce25" table:formula="of:=SUPERFORMULA([.$A102];[Main.$C$3:.$M$3]) * SMONTHS(1) / [.$B$96]" office:value-type="float" office:value="7.46615591932204">
            <text:p>7,47</text:p>
          </table:table-cell>
          <table:table-cell table:style-name="ce67" table:formula="of:=SUPERFORMULA([.$A102];[Main.$C$16:.$M$16]) * SMONTHS(1) / [.$C$96]" office:value-type="float" office:value="11.6984245778539">
            <text:p>11,7</text:p>
          </table:table-cell>
          <table:table-cell table:style-name="ce67"/>
          <table:table-cell table:style-name="ce25"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3];[Main.$C$3:.$M$3]) * SHOURS(1) / [.$B$96]" office:value-type="float" office:value="0.020883415455214">
            <text:p>0,02</text:p>
          </table:table-cell>
          <table:table-cell table:style-name="ce74"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5" table:formula="of:=SUPERFORMULA([.$A103];[Main.$C$3:.$M$3]) * SDAYS(1) / [.$B$96]" office:value-type="float" office:value="0.501201970925135">
            <text:p>0,5</text:p>
          </table:table-cell>
          <table:table-cell table:style-name="ce74"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5" table:formula="of:=SUPERFORMULA([.$A103];[Main.$C$3:.$M$3]) * SWEEKS(1) / [.$B$96]" office:value-type="float" office:value="3.50841379647595">
            <text:p>3,51</text:p>
          </table:table-cell>
          <table:table-cell table:style-name="ce67" table:formula="of:=SUPERFORMULA([.$A103];[Main.$C$16:.$M$16]) * SWEEKS(1) / [.$C$96]" office:value-type="float" office:value="5.52842966240514">
            <text:p>5,53</text:p>
          </table:table-cell>
          <table:table-cell table:style-name="ce25" table:formula="of:=SUPERFORMULA([.$A103];[Main.$C$33:.$M$33]) * SWEEKS(1) / [.$D$96]" office:value-type="float" office:value="13.6205272233808">
            <text:p>13,62</text:p>
          </table:table-cell>
          <table:table-cell/>
          <table:table-cell table:style-name="ce25" table:formula="of:=SUPERFORMULA([.$A103];[Main.$C$3:.$M$3]) * SMONTHS(1) / [.$B$96]" office:value-type="float" office:value="15.0360591277541">
            <text:p>15,04</text:p>
          </table:table-cell>
          <table:table-cell table:style-name="ce67" table:formula="of:=SUPERFORMULA([.$A103];[Main.$C$16:.$M$16]) * SMONTHS(1) / [.$C$96]" office:value-type="float" office:value="23.6932699817363">
            <text:p>23,69</text:p>
          </table:table-cell>
          <table:table-cell table:style-name="ce67"/>
          <table:table-cell table:style-name="ce25"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4];[Main.$C$3:.$M$3]) * SHOURS(1) / [.$B$96]" office:value-type="float" office:value="0.0367627075004598">
            <text:p>0,04</text:p>
          </table:table-cell>
          <table:table-cell table:style-name="ce74"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5" table:formula="of:=SUPERFORMULA([.$A104];[Main.$C$3:.$M$3]) * SDAYS(1) / [.$B$96]" office:value-type="float" office:value="0.882304980011035">
            <text:p>0,88</text:p>
          </table:table-cell>
          <table:table-cell table:style-name="ce74"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5" table:formula="of:=SUPERFORMULA([.$A104];[Main.$C$3:.$M$3]) * SWEEKS(1) / [.$B$96]" office:value-type="float" office:value="6.17613486007724">
            <text:p>6,18</text:p>
          </table:table-cell>
          <table:table-cell table:style-name="ce67" table:formula="of:=SUPERFORMULA([.$A104];[Main.$C$16:.$M$16]) * SWEEKS(1) / [.$C$96]" office:value-type="float" office:value="9.77878252704996">
            <text:p>9,78</text:p>
          </table:table-cell>
          <table:table-cell table:style-name="ce25" table:formula="of:=SUPERFORMULA([.$A104];[Main.$C$33:.$M$33]) * SWEEKS(1) / [.$D$96]" office:value-type="float" office:value="23.9399532587573">
            <text:p>23,94</text:p>
          </table:table-cell>
          <table:table-cell/>
          <table:table-cell table:style-name="ce25" table:formula="of:=SUPERFORMULA([.$A104];[Main.$C$3:.$M$3]) * SMONTHS(1) / [.$B$96]" office:value-type="float" office:value="26.469149400331">
            <text:p>26,47</text:p>
          </table:table-cell>
          <table:table-cell table:style-name="ce67" table:formula="of:=SUPERFORMULA([.$A104];[Main.$C$16:.$M$16]) * SMONTHS(1) / [.$C$96]" office:value-type="float" office:value="41.9090679730712">
            <text:p>41,91</text:p>
          </table:table-cell>
          <table:table-cell table:style-name="ce67"/>
          <table:table-cell table:style-name="ce25"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7"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7"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5" table:formula="of:=SUPERFORMULA([.$A106];[Main.$C$9:.$M$9]) * SWEEKS(1) / [.$B$96]" office:value-type="float" office:value="6.37252682926829">
            <text:p>6,37</text:p>
          </table:table-cell>
          <table:table-cell table:style-name="ce67" table:formula="of:=SUPERFORMULA([.$A106];[Main.$C$21:.$M$21]) * SWEEKS(1) / [.$C$96]" office:value-type="float" office:value="16.672128294752">
            <text:p>16,67</text:p>
          </table:table-cell>
          <table:table-cell table:style-name="ce25" table:formula="of:=SUPERFORMULA([.$A106];[Main.$C$39:.$M$39]) * SWEEKS(1) / [.$D$96]" office:value-type="float" office:value="23.3771707317073">
            <text:p>23,38</text:p>
          </table:table-cell>
          <table:table-cell/>
          <table:table-cell table:style-name="ce25" table:formula="of:=SUPERFORMULA([.$A106];[Main.$C$9:.$M$9]) * SMONTHS(1) / [.$B$96]" office:value-type="float" office:value="27.3108292682927">
            <text:p>27,31</text:p>
          </table:table-cell>
          <table:table-cell table:style-name="ce67" table:formula="of:=SUPERFORMULA([.$A106];[Main.$C$21:.$M$21]) * SMONTHS(1) / [.$C$96]" office:value-type="float" office:value="71.45197840608">
            <text:p>71,45</text:p>
          </table:table-cell>
          <table:table-cell table:style-name="ce67"/>
          <table:table-cell table:style-name="ce25"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7"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7"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5" table:formula="of:=SUPERFORMULA([.$A107];[Main.$C$9:.$M$9]) * SWEEKS(1) / [.$B$96]" office:value-type="float" office:value="8.35053835775382">
            <text:p>8,35</text:p>
          </table:table-cell>
          <table:table-cell table:style-name="ce67" table:formula="of:=SUPERFORMULA([.$A107];[Main.$C$21:.$M$21]) * SWEEKS(1) / [.$C$96]" office:value-type="float" office:value="20.4629000286331">
            <text:p>20,46</text:p>
          </table:table-cell>
          <table:table-cell table:style-name="ce25" table:formula="of:=SUPERFORMULA([.$A107];[Main.$C$39:.$M$39]) * SWEEKS(1) / [.$D$96]" office:value-type="float" office:value="36.558660493901">
            <text:p>36,56</text:p>
          </table:table-cell>
          <table:table-cell/>
          <table:table-cell table:style-name="ce25" table:formula="of:=SUPERFORMULA([.$A107];[Main.$C$9:.$M$9]) * SMONTHS(1) / [.$B$96]" office:value-type="float" office:value="35.7880215332307">
            <text:p>35,79</text:p>
          </table:table-cell>
          <table:table-cell table:style-name="ce67" table:formula="of:=SUPERFORMULA([.$A107];[Main.$C$21:.$M$21]) * SMONTHS(1) / [.$C$96]" office:value-type="float" office:value="87.6981429798561">
            <text:p>87,7</text:p>
          </table:table-cell>
          <table:table-cell table:style-name="ce67"/>
          <table:table-cell table:style-name="ce25"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7"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7"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5" table:formula="of:=SUPERFORMULA([.$A108];[Main.$C$9:.$M$9]) * SWEEKS(1) / [.$B$96]" office:value-type="float" office:value="10.5406913725223">
            <text:p>10,54</text:p>
          </table:table-cell>
          <table:table-cell table:style-name="ce67" table:formula="of:=SUPERFORMULA([.$A108];[Main.$C$21:.$M$21]) * SWEEKS(1) / [.$C$96]" office:value-type="float" office:value="24.5798785566863">
            <text:p>24,58</text:p>
          </table:table-cell>
          <table:table-cell table:style-name="ce25" table:formula="of:=SUPERFORMULA([.$A108];[Main.$C$39:.$M$39]) * SWEEKS(1) / [.$D$96]" office:value-type="float" office:value="51.7823318927558">
            <text:p>51,78</text:p>
          </table:table-cell>
          <table:table-cell/>
          <table:table-cell table:style-name="ce25" table:formula="of:=SUPERFORMULA([.$A108];[Main.$C$9:.$M$9]) * SMONTHS(1) / [.$B$96]" office:value-type="float" office:value="45.174391596524">
            <text:p>45,17</text:p>
          </table:table-cell>
          <table:table-cell table:style-name="ce67" table:formula="of:=SUPERFORMULA([.$A108];[Main.$C$21:.$M$21]) * SMONTHS(1) / [.$C$96]" office:value-type="float" office:value="105.342336671513">
            <text:p>105,34</text:p>
          </table:table-cell>
          <table:table-cell table:style-name="ce67"/>
          <table:table-cell table:style-name="ce25"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7"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7"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5" table:formula="of:=SUPERFORMULA([.$A109];[Main.$C$9:.$M$9]) * SWEEKS(1) / [.$B$96]" office:value-type="float" office:value="12.9024">
            <text:p>12,9</text:p>
          </table:table-cell>
          <table:table-cell table:style-name="ce67" table:formula="of:=SUPERFORMULA([.$A109];[Main.$C$21:.$M$21]) * SWEEKS(1) / [.$C$96]" office:value-type="float" office:value="28.9489731025296">
            <text:p>28,95</text:p>
          </table:table-cell>
          <table:table-cell table:style-name="ce25" table:formula="of:=SUPERFORMULA([.$A109];[Main.$C$39:.$M$39]) * SWEEKS(1) / [.$D$96]" office:value-type="float" office:value="68.6221738536711">
            <text:p>68,62</text:p>
          </table:table-cell>
          <table:table-cell/>
          <table:table-cell table:style-name="ce25" table:formula="of:=SUPERFORMULA([.$A109];[Main.$C$9:.$M$9]) * SMONTHS(1) / [.$B$96]" office:value-type="float" office:value="55.296">
            <text:p>55,3</text:p>
          </table:table-cell>
          <table:table-cell table:style-name="ce67" table:formula="of:=SUPERFORMULA([.$A109];[Main.$C$21:.$M$21]) * SMONTHS(1) / [.$C$96]" office:value-type="float" office:value="124.06702758227">
            <text:p>124,07</text:p>
          </table:table-cell>
          <table:table-cell table:style-name="ce67"/>
          <table:table-cell table:style-name="ce25"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65]; 2; 0)/60" office:value-type="float" office:value="0">
            <text:p>#N/A</text:p>
          </table:table-cell>
          <table:table-cell table:formula="of:=VLOOKUP([.$C$1];[Main.$B$2:Main.$K$365]; 3; 0)*([.$A3]+VLOOKUP([.$C$1];[Main.$B$2:Main.$K$3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65]; 2; 0)/60" office:value-type="float" office:value="0">
            <text:p>#N/A</text:p>
          </table:table-cell>
          <table:table-cell table:formula="of:=VLOOKUP([.$C$1];[Main.$B$2:Main.$K$365]; 3; 0)*([.$A4]+VLOOKUP([.$C$1];[Main.$B$2:Main.$K$3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65]; 2; 0)/60" office:value-type="float" office:value="0">
            <text:p>#N/A</text:p>
          </table:table-cell>
          <table:table-cell table:formula="of:=VLOOKUP([.$C$1];[Main.$B$2:Main.$K$365]; 3; 0)*([.$A5]+VLOOKUP([.$C$1];[Main.$B$2:Main.$K$3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65]; 2; 0)/60" office:value-type="float" office:value="0">
            <text:p>#N/A</text:p>
          </table:table-cell>
          <table:table-cell table:formula="of:=VLOOKUP([.$C$1];[Main.$B$2:Main.$K$365]; 3; 0)*([.$A6]+VLOOKUP([.$C$1];[Main.$B$2:Main.$K$3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65]; 2; 0)/60" office:value-type="float" office:value="0">
            <text:p>#N/A</text:p>
          </table:table-cell>
          <table:table-cell table:formula="of:=VLOOKUP([.$C$1];[Main.$B$2:Main.$K$365]; 3; 0)*([.$A7]+VLOOKUP([.$C$1];[Main.$B$2:Main.$K$3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65]; 2; 0)/60" office:value-type="float" office:value="0">
            <text:p>#N/A</text:p>
          </table:table-cell>
          <table:table-cell table:formula="of:=VLOOKUP([.$C$1];[Main.$B$2:Main.$K$365]; 3; 0)*([.$A8]+VLOOKUP([.$C$1];[Main.$B$2:Main.$K$3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65]; 2; 0)/60" office:value-type="float" office:value="0">
            <text:p>#N/A</text:p>
          </table:table-cell>
          <table:table-cell table:formula="of:=VLOOKUP([.$C$1];[Main.$B$2:Main.$K$365]; 3; 0)*([.$A9]+VLOOKUP([.$C$1];[Main.$B$2:Main.$K$3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65]; 2; 0)/60" office:value-type="float" office:value="0">
            <text:p>#N/A</text:p>
          </table:table-cell>
          <table:table-cell table:formula="of:=VLOOKUP([.$C$1];[Main.$B$2:Main.$K$365]; 3; 0)*([.$A10]+VLOOKUP([.$C$1];[Main.$B$2:Main.$K$3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65]; 2; 0)/60" office:value-type="float" office:value="0">
            <text:p>#N/A</text:p>
          </table:table-cell>
          <table:table-cell table:formula="of:=VLOOKUP([.$C$1];[Main.$B$2:Main.$K$365]; 3; 0)*([.$A11]+VLOOKUP([.$C$1];[Main.$B$2:Main.$K$3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65]; 2; 0)/60" office:value-type="float" office:value="0">
            <text:p>#N/A</text:p>
          </table:table-cell>
          <table:table-cell table:formula="of:=VLOOKUP([.$C$1];[Main.$B$2:Main.$K$365]; 3; 0)*([.$A12]+VLOOKUP([.$C$1];[Main.$B$2:Main.$K$3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7:.$E$369"/>
      </table:named-expressions>
      <table:database-ranges>
        <table:database-range table:target-range-address="Main.A2:Main.P364" table:contains-header="false">
          <table:filter>
            <table:filter-or>
              <table:filter-condition table:field-number="0" table:value="B Zex t2" table:operator="="/>
              <table:filter-condition table:field-number="0" table:value="B Collector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3">2011-04-13</text:date>, <text:time>15:2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13T15:28:46</dc:date>
    <dc:creator>Artūras Šlajus</dc:creator>
    <meta:editing-duration>PT73H43M52S</meta:editing-duration>
    <meta:editing-cycles>356</meta:editing-cycles>
    <meta:generator>OpenOffice.org/3.2$Linux OpenOffice.org_project/320m19$Build-9505</meta:generator>
    <meta:document-statistic meta:table-count="5" meta:cell-count="507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